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7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2.7201in"/>
    </style:style>
    <style:style style:name="co5" style:family="table-column">
      <style:table-column-properties fo:break-before="auto" style:column-width="0.4366in"/>
    </style:style>
    <style:style style:name="co6" style:family="table-column">
      <style:table-column-properties fo:break-before="auto" style:column-width="2.878in"/>
    </style:style>
    <style:style style:name="co7" style:family="table-column">
      <style:table-column-properties fo:break-before="auto" style:column-width="2.605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92e285"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ackground-color="#fde9a9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 style:data-style-name="N0"/>
    <style:style style:name="ce6" style:family="table-cell" style:parent-style-name="Default">
      <style:table-cell-properties fo:background-color="#aadcf7"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 style:data-style-name="N1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ce7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umero de ciclos</text:p>
          </table:table-cell>
          <table:table-cell table:style-name="ce3" office:value-type="float" office:value="1000000" calcext:value-type="float">
            <text:p>1000000</text:p>
          </table:table-cell>
          <table:table-cell table:number-columns-repeated="2"/>
          <table:table-cell table:style-name="ce6" office:value-type="string" calcext:value-type="string">
            <text:p>Menor número entero de Ciclos/Prescaler</text:p>
          </table:table-cell>
          <table:table-cell table:style-name="ce6" office:value-type="string" calcext:value-type="string">
            <text:p>Timer</text:p>
          </table:table-cell>
          <table:table-cell table:style-name="ce6" office:value-type="string" calcext:value-type="string">
            <text:p>Entero/Timer = Numero de Repeticiones</text:p>
          </table:table-cell>
          <table:table-cell table:style-name="ce6" office:value-type="string" calcext:value-type="string">
            <text:p>Repeticiones de la Interrupción (Eteros)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C$9]" office:value-type="float" office:value="15625" calcext:value-type="float">
            <text:p>15625</text:p>
          </table:table-cell>
          <table:table-cell office:value-type="float" office:value="1" calcext:value-type="float">
            <text:p>1</text:p>
          </table:table-cell>
          <table:table-cell table:formula="of:=[.E2]/[.F2]" office:value-type="float" office:value="15625" calcext:value-type="float">
            <text:p>15625</text:p>
          </table:table-cell>
          <table:table-cell table:formula="of:=IF(MOD([.E2];[.F2])=0;([.E2]/[.F2]);0)" office:value-type="float" office:value="15625" calcext:value-type="float">
            <text:p>15625</text:p>
          </table:table-cell>
          <table:table-cell/>
          <table:table-cell table:style-name="ce1" office:value-type="string" calcext:value-type="string">
            <text:p>Total </text:p>
          </table:table-cell>
        </table:table-row>
        <table:table-row table:style-name="ro1">
          <table:table-cell table:style-name="ce2" office:value-type="string" calcext:value-type="string">
            <text:p>Ciclos</text:p>
          </table:table-cell>
          <table:table-cell table:style-name="ce2" office:value-type="string" calcext:value-type="string">
            <text:p>Prescaler</text:p>
          </table:table-cell>
          <table:table-cell table:style-name="ce2" office:value-type="string" calcext:value-type="string">
            <text:p>Ciclos/Prescaler</text:p>
          </table:table-cell>
          <table:table-cell/>
          <table:table-cell table:formula="of:=[.$E$2]" office:value-type="float" office:value="15625" calcext:value-type="float">
            <text:p>15625</text:p>
          </table:table-cell>
          <table:table-cell office:value-type="float" office:value="2" calcext:value-type="float">
            <text:p>2</text:p>
          </table:table-cell>
          <table:table-cell table:formula="of:=[.E3]/[.F3]" office:value-type="float" office:value="7812.5" calcext:value-type="float">
            <text:p>7812.5</text:p>
          </table:table-cell>
          <table:table-cell table:formula="of:=IF(MOD([.E3];[.F3])=0;([.E3]/[.F3]);0)" office:value-type="float" office:value="0" calcext:value-type="float">
            <text:p>0</text:p>
          </table:table-cell>
          <table:table-cell/>
          <table:table-cell table:style-name="ce3" table:formula="of:=[.B9]*[.F126]*[.H126]" office:value-type="float" office:value="1000000" calcext:value-type="float">
            <text:p>1000000</text:p>
          </table:table-cell>
        </table:table-row>
        <table:table-row table:style-name="ro1">
          <table:table-cell table:style-name="ce3" table:formula="of:=[.$B$1]" office:value-type="float" office:value="1000000" calcext:value-type="float">
            <text:p>1000000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[.A4]/[.B4]" office:value-type="float" office:value="500000" calcext:value-type="float">
            <text:p>500000.00</text:p>
          </table:table-cell>
          <table:table-cell/>
          <table:table-cell table:formula="of:=[.$E$2]" office:value-type="float" office:value="15625" calcext:value-type="float">
            <text:p>15625</text:p>
          </table:table-cell>
          <table:table-cell office:value-type="float" office:value="3" calcext:value-type="float">
            <text:p>3</text:p>
          </table:table-cell>
          <table:table-cell table:formula="of:=[.E4]/[.F4]" office:value-type="float" office:value="5208.33333333333" calcext:value-type="float">
            <text:p>5208.33333333333</text:p>
          </table:table-cell>
          <table:table-cell table:formula="of:=IF(MOD([.E4];[.F4])=0;([.E4]/[.F4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table:formula="of:=[.$B$1]" office:value-type="float" office:value="1000000" calcext:value-type="float">
            <text:p>1000000</text:p>
          </table:table-cell>
          <table:table-cell table:style-name="ce3" table:formula="of:=[.B4]*2" office:value-type="float" office:value="4" calcext:value-type="float">
            <text:p>4</text:p>
          </table:table-cell>
          <table:table-cell table:style-name="ce4" table:formula="of:=[.A5]/[.B5]" office:value-type="float" office:value="250000" calcext:value-type="float">
            <text:p>250000.00</text:p>
          </table:table-cell>
          <table:table-cell/>
          <table:table-cell table:formula="of:=[.$E$2]" office:value-type="float" office:value="15625" calcext:value-type="float">
            <text:p>15625</text:p>
          </table:table-cell>
          <table:table-cell office:value-type="float" office:value="4" calcext:value-type="float">
            <text:p>4</text:p>
          </table:table-cell>
          <table:table-cell table:formula="of:=[.E5]/[.F5]" office:value-type="float" office:value="3906.25" calcext:value-type="float">
            <text:p>3906.25</text:p>
          </table:table-cell>
          <table:table-cell table:formula="of:=IF(MOD([.E5];[.F5])=0;([.E5]/[.F5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table:formula="of:=[.$B$1]" office:value-type="float" office:value="1000000" calcext:value-type="float">
            <text:p>1000000</text:p>
          </table:table-cell>
          <table:table-cell table:style-name="ce3" table:formula="of:=[.B5]*2" office:value-type="float" office:value="8" calcext:value-type="float">
            <text:p>8</text:p>
          </table:table-cell>
          <table:table-cell table:style-name="ce4" table:formula="of:=[.A6]/[.B6]" office:value-type="float" office:value="125000" calcext:value-type="float">
            <text:p>125000.00</text:p>
          </table:table-cell>
          <table:table-cell/>
          <table:table-cell table:formula="of:=[.$E$2]" office:value-type="float" office:value="15625" calcext:value-type="float">
            <text:p>15625</text:p>
          </table:table-cell>
          <table:table-cell office:value-type="float" office:value="5" calcext:value-type="float">
            <text:p>5</text:p>
          </table:table-cell>
          <table:table-cell table:formula="of:=[.E6]/[.F6]" office:value-type="float" office:value="3125" calcext:value-type="float">
            <text:p>3125</text:p>
          </table:table-cell>
          <table:table-cell table:formula="of:=IF(MOD([.E6];[.F6])=0;([.E6]/[.F6]);0)" office:value-type="float" office:value="3125" calcext:value-type="float">
            <text:p>3125</text:p>
          </table:table-cell>
          <table:table-cell table:number-columns-repeated="2"/>
        </table:table-row>
        <table:table-row table:style-name="ro1">
          <table:table-cell table:style-name="ce3" table:formula="of:=[.$B$1]" office:value-type="float" office:value="1000000" calcext:value-type="float">
            <text:p>1000000</text:p>
          </table:table-cell>
          <table:table-cell table:style-name="ce3" table:formula="of:=[.B6]*2" office:value-type="float" office:value="16" calcext:value-type="float">
            <text:p>16</text:p>
          </table:table-cell>
          <table:table-cell table:style-name="ce4" table:formula="of:=[.A7]/[.B7]" office:value-type="float" office:value="62500" calcext:value-type="float">
            <text:p>62500.00</text:p>
          </table:table-cell>
          <table:table-cell/>
          <table:table-cell table:formula="of:=[.$E$2]" office:value-type="float" office:value="15625" calcext:value-type="float">
            <text:p>15625</text:p>
          </table:table-cell>
          <table:table-cell office:value-type="float" office:value="6" calcext:value-type="float">
            <text:p>6</text:p>
          </table:table-cell>
          <table:table-cell table:formula="of:=[.E7]/[.F7]" office:value-type="float" office:value="2604.16666666667" calcext:value-type="float">
            <text:p>2604.16666666667</text:p>
          </table:table-cell>
          <table:table-cell table:formula="of:=IF(MOD([.E7];[.F7])=0;([.E7]/[.F7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table:formula="of:=[.$B$1]" office:value-type="float" office:value="1000000" calcext:value-type="float">
            <text:p>1000000</text:p>
          </table:table-cell>
          <table:table-cell table:style-name="ce3" table:formula="of:=[.B7]*2" office:value-type="float" office:value="32" calcext:value-type="float">
            <text:p>32</text:p>
          </table:table-cell>
          <table:table-cell table:style-name="ce4" table:formula="of:=[.A8]/[.B8]" office:value-type="float" office:value="31250" calcext:value-type="float">
            <text:p>31250.00</text:p>
          </table:table-cell>
          <table:table-cell/>
          <table:table-cell table:formula="of:=[.$E$2]" office:value-type="float" office:value="15625" calcext:value-type="float">
            <text:p>15625</text:p>
          </table:table-cell>
          <table:table-cell office:value-type="float" office:value="7" calcext:value-type="float">
            <text:p>7</text:p>
          </table:table-cell>
          <table:table-cell table:formula="of:=[.E8]/[.F8]" office:value-type="float" office:value="2232.14285714286" calcext:value-type="float">
            <text:p>2232.14285714286</text:p>
          </table:table-cell>
          <table:table-cell table:formula="of:=IF(MOD([.E8];[.F8])=0;([.E8]/[.F8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table:formula="of:=[.$B$1]" office:value-type="float" office:value="1000000" calcext:value-type="float">
            <text:p>1000000</text:p>
          </table:table-cell>
          <table:table-cell table:style-name="ce3" table:formula="of:=[.B8]*2" office:value-type="float" office:value="64" calcext:value-type="float">
            <text:p>64</text:p>
          </table:table-cell>
          <table:table-cell table:style-name="ce4" table:formula="of:=[.A9]/[.B9]" office:value-type="float" office:value="15625" calcext:value-type="float">
            <text:p>15625.00</text:p>
          </table:table-cell>
          <table:table-cell/>
          <table:table-cell table:formula="of:=[.$E$2]" office:value-type="float" office:value="15625" calcext:value-type="float">
            <text:p>15625</text:p>
          </table:table-cell>
          <table:table-cell office:value-type="float" office:value="8" calcext:value-type="float">
            <text:p>8</text:p>
          </table:table-cell>
          <table:table-cell table:formula="of:=[.E9]/[.F9]" office:value-type="float" office:value="1953.125" calcext:value-type="float">
            <text:p>1953.125</text:p>
          </table:table-cell>
          <table:table-cell table:formula="of:=IF(MOD([.E9];[.F9])=0;([.E9]/[.F9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table:formula="of:=[.$B$1]" office:value-type="float" office:value="1000000" calcext:value-type="float">
            <text:p>1000000</text:p>
          </table:table-cell>
          <table:table-cell table:style-name="ce3" table:formula="of:=[.B9]*2" office:value-type="float" office:value="128" calcext:value-type="float">
            <text:p>128</text:p>
          </table:table-cell>
          <table:table-cell table:style-name="ce4" table:formula="of:=[.A10]/[.B10]" office:value-type="float" office:value="7812.5" calcext:value-type="float">
            <text:p>7812.50</text:p>
          </table:table-cell>
          <table:table-cell/>
          <table:table-cell table:formula="of:=[.$E$2]" office:value-type="float" office:value="15625" calcext:value-type="float">
            <text:p>15625</text:p>
          </table:table-cell>
          <table:table-cell office:value-type="float" office:value="9" calcext:value-type="float">
            <text:p>9</text:p>
          </table:table-cell>
          <table:table-cell table:formula="of:=[.E10]/[.F10]" office:value-type="float" office:value="1736.11111111111" calcext:value-type="float">
            <text:p>1736.11111111111</text:p>
          </table:table-cell>
          <table:table-cell table:formula="of:=IF(MOD([.E10];[.F10])=0;([.E10]/[.F10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table:formula="of:=[.$B$1]" office:value-type="float" office:value="1000000" calcext:value-type="float">
            <text:p>1000000</text:p>
          </table:table-cell>
          <table:table-cell table:style-name="ce3" table:formula="of:=[.B10]*2" office:value-type="float" office:value="256" calcext:value-type="float">
            <text:p>256</text:p>
          </table:table-cell>
          <table:table-cell table:style-name="ce4" table:formula="of:=[.A11]/[.B11]" office:value-type="float" office:value="3906.25" calcext:value-type="float">
            <text:p>3906.25</text:p>
          </table:table-cell>
          <table:table-cell/>
          <table:table-cell table:formula="of:=[.$E$2]" office:value-type="float" office:value="15625" calcext:value-type="float">
            <text:p>15625</text:p>
          </table:table-cell>
          <table:table-cell office:value-type="float" office:value="10" calcext:value-type="float">
            <text:p>10</text:p>
          </table:table-cell>
          <table:table-cell table:formula="of:=[.E11]/[.F11]" office:value-type="float" office:value="1562.5" calcext:value-type="float">
            <text:p>1562.5</text:p>
          </table:table-cell>
          <table:table-cell table:formula="of:=IF(MOD([.E11];[.F11])=0;([.E11]/[.F11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1" calcext:value-type="float">
            <text:p>11</text:p>
          </table:table-cell>
          <table:table-cell table:formula="of:=[.E12]/[.F12]" office:value-type="float" office:value="1420.45454545455" calcext:value-type="float">
            <text:p>1420.45454545455</text:p>
          </table:table-cell>
          <table:table-cell table:formula="of:=IF(MOD([.E12];[.F12])=0;([.E12]/[.F12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2" calcext:value-type="float">
            <text:p>12</text:p>
          </table:table-cell>
          <table:table-cell table:formula="of:=[.E13]/[.F13]" office:value-type="float" office:value="1302.08333333333" calcext:value-type="float">
            <text:p>1302.08333333333</text:p>
          </table:table-cell>
          <table:table-cell table:formula="of:=IF(MOD([.E13];[.F13])=0;([.E13]/[.F13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3" calcext:value-type="float">
            <text:p>13</text:p>
          </table:table-cell>
          <table:table-cell table:formula="of:=[.E14]/[.F14]" office:value-type="float" office:value="1201.92307692308" calcext:value-type="float">
            <text:p>1201.92307692308</text:p>
          </table:table-cell>
          <table:table-cell table:formula="of:=IF(MOD([.E14];[.F14])=0;([.E14]/[.F14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/>
          <table:table-cell/>
          <table:table-cell table:formula="of:=[.$E$2]" office:value-type="float" office:value="15625" calcext:value-type="float">
            <text:p>15625</text:p>
          </table:table-cell>
          <table:table-cell office:value-type="float" office:value="14" calcext:value-type="float">
            <text:p>14</text:p>
          </table:table-cell>
          <table:table-cell table:formula="of:=[.E15]/[.F15]" office:value-type="float" office:value="1116.07142857143" calcext:value-type="float">
            <text:p>1116.07142857143</text:p>
          </table:table-cell>
          <table:table-cell table:formula="of:=IF(MOD([.E15];[.F15])=0;([.E15]/[.F15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5" calcext:value-type="float">
            <text:p>15</text:p>
          </table:table-cell>
          <table:table-cell table:formula="of:=[.E16]/[.F16]" office:value-type="float" office:value="1041.66666666667" calcext:value-type="float">
            <text:p>1041.66666666667</text:p>
          </table:table-cell>
          <table:table-cell table:formula="of:=IF(MOD([.E16];[.F16])=0;([.E16]/[.F16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6" calcext:value-type="float">
            <text:p>16</text:p>
          </table:table-cell>
          <table:table-cell table:formula="of:=[.E17]/[.F17]" office:value-type="float" office:value="976.5625" calcext:value-type="float">
            <text:p>976.5625</text:p>
          </table:table-cell>
          <table:table-cell table:formula="of:=IF(MOD([.E17];[.F17])=0;([.E17]/[.F17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7" calcext:value-type="float">
            <text:p>17</text:p>
          </table:table-cell>
          <table:table-cell table:formula="of:=[.E18]/[.F18]" office:value-type="float" office:value="919.117647058824" calcext:value-type="float">
            <text:p>919.117647058824</text:p>
          </table:table-cell>
          <table:table-cell table:formula="of:=IF(MOD([.E18];[.F18])=0;([.E18]/[.F18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8" calcext:value-type="float">
            <text:p>18</text:p>
          </table:table-cell>
          <table:table-cell table:formula="of:=[.E19]/[.F19]" office:value-type="float" office:value="868.055555555556" calcext:value-type="float">
            <text:p>868.055555555556</text:p>
          </table:table-cell>
          <table:table-cell table:formula="of:=IF(MOD([.E19];[.F19])=0;([.E19]/[.F19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9" calcext:value-type="float">
            <text:p>19</text:p>
          </table:table-cell>
          <table:table-cell table:formula="of:=[.E20]/[.F20]" office:value-type="float" office:value="822.368421052632" calcext:value-type="float">
            <text:p>822.368421052632</text:p>
          </table:table-cell>
          <table:table-cell table:formula="of:=IF(MOD([.E20];[.F20])=0;([.E20]/[.F20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0" calcext:value-type="float">
            <text:p>20</text:p>
          </table:table-cell>
          <table:table-cell table:formula="of:=[.E21]/[.F21]" office:value-type="float" office:value="781.25" calcext:value-type="float">
            <text:p>781.25</text:p>
          </table:table-cell>
          <table:table-cell table:formula="of:=IF(MOD([.E21];[.F21])=0;([.E21]/[.F21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1" calcext:value-type="float">
            <text:p>21</text:p>
          </table:table-cell>
          <table:table-cell table:formula="of:=[.E22]/[.F22]" office:value-type="float" office:value="744.047619047619" calcext:value-type="float">
            <text:p>744.047619047619</text:p>
          </table:table-cell>
          <table:table-cell table:formula="of:=IF(MOD([.E22];[.F22])=0;([.E22]/[.F22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2" calcext:value-type="float">
            <text:p>22</text:p>
          </table:table-cell>
          <table:table-cell table:formula="of:=[.E23]/[.F23]" office:value-type="float" office:value="710.227272727273" calcext:value-type="float">
            <text:p>710.227272727273</text:p>
          </table:table-cell>
          <table:table-cell table:formula="of:=IF(MOD([.E23];[.F23])=0;([.E23]/[.F23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3" calcext:value-type="float">
            <text:p>23</text:p>
          </table:table-cell>
          <table:table-cell table:formula="of:=[.E24]/[.F24]" office:value-type="float" office:value="679.347826086957" calcext:value-type="float">
            <text:p>679.347826086957</text:p>
          </table:table-cell>
          <table:table-cell table:formula="of:=IF(MOD([.E24];[.F24])=0;([.E24]/[.F24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4" calcext:value-type="float">
            <text:p>24</text:p>
          </table:table-cell>
          <table:table-cell table:formula="of:=[.E25]/[.F25]" office:value-type="float" office:value="651.041666666667" calcext:value-type="float">
            <text:p>651.041666666667</text:p>
          </table:table-cell>
          <table:table-cell table:formula="of:=IF(MOD([.E25];[.F25])=0;([.E25]/[.F25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5" calcext:value-type="float">
            <text:p>25</text:p>
          </table:table-cell>
          <table:table-cell table:formula="of:=[.E26]/[.F26]" office:value-type="float" office:value="625" calcext:value-type="float">
            <text:p>625</text:p>
          </table:table-cell>
          <table:table-cell table:formula="of:=IF(MOD([.E26];[.F26])=0;([.E26]/[.F26]);0)" office:value-type="float" office:value="625" calcext:value-type="float">
            <text:p>625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6" calcext:value-type="float">
            <text:p>26</text:p>
          </table:table-cell>
          <table:table-cell table:formula="of:=[.E27]/[.F27]" office:value-type="float" office:value="600.961538461538" calcext:value-type="float">
            <text:p>600.961538461538</text:p>
          </table:table-cell>
          <table:table-cell table:formula="of:=IF(MOD([.E27];[.F27])=0;([.E27]/[.F27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7" calcext:value-type="float">
            <text:p>27</text:p>
          </table:table-cell>
          <table:table-cell table:formula="of:=[.E28]/[.F28]" office:value-type="float" office:value="578.703703703704" calcext:value-type="float">
            <text:p>578.703703703704</text:p>
          </table:table-cell>
          <table:table-cell table:formula="of:=IF(MOD([.E28];[.F28])=0;([.E28]/[.F28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8" calcext:value-type="float">
            <text:p>28</text:p>
          </table:table-cell>
          <table:table-cell table:formula="of:=[.E29]/[.F29]" office:value-type="float" office:value="558.035714285714" calcext:value-type="float">
            <text:p>558.035714285714</text:p>
          </table:table-cell>
          <table:table-cell table:formula="of:=IF(MOD([.E29];[.F29])=0;([.E29]/[.F29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9" calcext:value-type="float">
            <text:p>29</text:p>
          </table:table-cell>
          <table:table-cell table:formula="of:=[.E30]/[.F30]" office:value-type="float" office:value="538.793103448276" calcext:value-type="float">
            <text:p>538.793103448276</text:p>
          </table:table-cell>
          <table:table-cell table:formula="of:=IF(MOD([.E30];[.F30])=0;([.E30]/[.F30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30" calcext:value-type="float">
            <text:p>30</text:p>
          </table:table-cell>
          <table:table-cell table:formula="of:=[.E31]/[.F31]" office:value-type="float" office:value="520.833333333333" calcext:value-type="float">
            <text:p>520.833333333333</text:p>
          </table:table-cell>
          <table:table-cell table:formula="of:=IF(MOD([.E31];[.F31])=0;([.E31]/[.F31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31" calcext:value-type="float">
            <text:p>31</text:p>
          </table:table-cell>
          <table:table-cell table:formula="of:=[.E32]/[.F32]" office:value-type="float" office:value="504.032258064516" calcext:value-type="float">
            <text:p>504.032258064516</text:p>
          </table:table-cell>
          <table:table-cell table:formula="of:=IF(MOD([.E32];[.F32])=0;([.E32]/[.F32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32" calcext:value-type="float">
            <text:p>32</text:p>
          </table:table-cell>
          <table:table-cell table:formula="of:=[.E33]/[.F33]" office:value-type="float" office:value="488.28125" calcext:value-type="float">
            <text:p>488.28125</text:p>
          </table:table-cell>
          <table:table-cell table:formula="of:=IF(MOD([.E33];[.F33])=0;([.E33]/[.F33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33" calcext:value-type="float">
            <text:p>33</text:p>
          </table:table-cell>
          <table:table-cell table:formula="of:=[.E34]/[.F34]" office:value-type="float" office:value="473.484848484849" calcext:value-type="float">
            <text:p>473.484848484849</text:p>
          </table:table-cell>
          <table:table-cell table:formula="of:=IF(MOD([.E34];[.F34])=0;([.E34]/[.F34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34" calcext:value-type="float">
            <text:p>34</text:p>
          </table:table-cell>
          <table:table-cell table:formula="of:=[.E35]/[.F35]" office:value-type="float" office:value="459.558823529412" calcext:value-type="float">
            <text:p>459.558823529412</text:p>
          </table:table-cell>
          <table:table-cell table:formula="of:=IF(MOD([.E35];[.F35])=0;([.E35]/[.F35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35" calcext:value-type="float">
            <text:p>35</text:p>
          </table:table-cell>
          <table:table-cell table:formula="of:=[.E36]/[.F36]" office:value-type="float" office:value="446.428571428571" calcext:value-type="float">
            <text:p>446.428571428571</text:p>
          </table:table-cell>
          <table:table-cell table:formula="of:=IF(MOD([.E36];[.F36])=0;([.E36]/[.F36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36" calcext:value-type="float">
            <text:p>36</text:p>
          </table:table-cell>
          <table:table-cell table:formula="of:=[.E37]/[.F37]" office:value-type="float" office:value="434.027777777778" calcext:value-type="float">
            <text:p>434.027777777778</text:p>
          </table:table-cell>
          <table:table-cell table:formula="of:=IF(MOD([.E37];[.F37])=0;([.E37]/[.F37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37" calcext:value-type="float">
            <text:p>37</text:p>
          </table:table-cell>
          <table:table-cell table:formula="of:=[.E38]/[.F38]" office:value-type="float" office:value="422.297297297297" calcext:value-type="float">
            <text:p>422.297297297297</text:p>
          </table:table-cell>
          <table:table-cell table:formula="of:=IF(MOD([.E38];[.F38])=0;([.E38]/[.F38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38" calcext:value-type="float">
            <text:p>38</text:p>
          </table:table-cell>
          <table:table-cell table:formula="of:=[.E39]/[.F39]" office:value-type="float" office:value="411.184210526316" calcext:value-type="float">
            <text:p>411.184210526316</text:p>
          </table:table-cell>
          <table:table-cell table:formula="of:=IF(MOD([.E39];[.F39])=0;([.E39]/[.F39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39" calcext:value-type="float">
            <text:p>39</text:p>
          </table:table-cell>
          <table:table-cell table:formula="of:=[.E40]/[.F40]" office:value-type="float" office:value="400.641025641026" calcext:value-type="float">
            <text:p>400.641025641026</text:p>
          </table:table-cell>
          <table:table-cell table:formula="of:=IF(MOD([.E40];[.F40])=0;([.E40]/[.F40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40" calcext:value-type="float">
            <text:p>40</text:p>
          </table:table-cell>
          <table:table-cell table:formula="of:=[.E41]/[.F41]" office:value-type="float" office:value="390.625" calcext:value-type="float">
            <text:p>390.625</text:p>
          </table:table-cell>
          <table:table-cell table:formula="of:=IF(MOD([.E41];[.F41])=0;([.E41]/[.F41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41" calcext:value-type="float">
            <text:p>41</text:p>
          </table:table-cell>
          <table:table-cell table:formula="of:=[.E42]/[.F42]" office:value-type="float" office:value="381.09756097561" calcext:value-type="float">
            <text:p>381.09756097561</text:p>
          </table:table-cell>
          <table:table-cell table:formula="of:=IF(MOD([.E42];[.F42])=0;([.E42]/[.F42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42" calcext:value-type="float">
            <text:p>42</text:p>
          </table:table-cell>
          <table:table-cell table:formula="of:=[.E43]/[.F43]" office:value-type="float" office:value="372.02380952381" calcext:value-type="float">
            <text:p>372.02380952381</text:p>
          </table:table-cell>
          <table:table-cell table:formula="of:=IF(MOD([.E43];[.F43])=0;([.E43]/[.F43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43" calcext:value-type="float">
            <text:p>43</text:p>
          </table:table-cell>
          <table:table-cell table:formula="of:=[.E44]/[.F44]" office:value-type="float" office:value="363.372093023256" calcext:value-type="float">
            <text:p>363.372093023256</text:p>
          </table:table-cell>
          <table:table-cell table:formula="of:=IF(MOD([.E44];[.F44])=0;([.E44]/[.F44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44" calcext:value-type="float">
            <text:p>44</text:p>
          </table:table-cell>
          <table:table-cell table:formula="of:=[.E45]/[.F45]" office:value-type="float" office:value="355.113636363636" calcext:value-type="float">
            <text:p>355.113636363636</text:p>
          </table:table-cell>
          <table:table-cell table:formula="of:=IF(MOD([.E45];[.F45])=0;([.E45]/[.F45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45" calcext:value-type="float">
            <text:p>45</text:p>
          </table:table-cell>
          <table:table-cell table:formula="of:=[.E46]/[.F46]" office:value-type="float" office:value="347.222222222222" calcext:value-type="float">
            <text:p>347.222222222222</text:p>
          </table:table-cell>
          <table:table-cell table:formula="of:=IF(MOD([.E46];[.F46])=0;([.E46]/[.F46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46" calcext:value-type="float">
            <text:p>46</text:p>
          </table:table-cell>
          <table:table-cell table:formula="of:=[.E47]/[.F47]" office:value-type="float" office:value="339.673913043478" calcext:value-type="float">
            <text:p>339.673913043478</text:p>
          </table:table-cell>
          <table:table-cell table:formula="of:=IF(MOD([.E47];[.F47])=0;([.E47]/[.F47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47" calcext:value-type="float">
            <text:p>47</text:p>
          </table:table-cell>
          <table:table-cell table:formula="of:=[.E48]/[.F48]" office:value-type="float" office:value="332.446808510638" calcext:value-type="float">
            <text:p>332.446808510638</text:p>
          </table:table-cell>
          <table:table-cell table:formula="of:=IF(MOD([.E48];[.F48])=0;([.E48]/[.F48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48" calcext:value-type="float">
            <text:p>48</text:p>
          </table:table-cell>
          <table:table-cell table:formula="of:=[.E49]/[.F49]" office:value-type="float" office:value="325.520833333333" calcext:value-type="float">
            <text:p>325.520833333333</text:p>
          </table:table-cell>
          <table:table-cell table:formula="of:=IF(MOD([.E49];[.F49])=0;([.E49]/[.F49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49" calcext:value-type="float">
            <text:p>49</text:p>
          </table:table-cell>
          <table:table-cell table:formula="of:=[.E50]/[.F50]" office:value-type="float" office:value="318.877551020408" calcext:value-type="float">
            <text:p>318.877551020408</text:p>
          </table:table-cell>
          <table:table-cell table:formula="of:=IF(MOD([.E50];[.F50])=0;([.E50]/[.F50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50" calcext:value-type="float">
            <text:p>50</text:p>
          </table:table-cell>
          <table:table-cell table:formula="of:=[.E51]/[.F51]" office:value-type="float" office:value="312.5" calcext:value-type="float">
            <text:p>312.5</text:p>
          </table:table-cell>
          <table:table-cell table:formula="of:=IF(MOD([.E51];[.F51])=0;([.E51]/[.F51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51" calcext:value-type="float">
            <text:p>51</text:p>
          </table:table-cell>
          <table:table-cell table:formula="of:=[.E52]/[.F52]" office:value-type="float" office:value="306.372549019608" calcext:value-type="float">
            <text:p>306.372549019608</text:p>
          </table:table-cell>
          <table:table-cell table:formula="of:=IF(MOD([.E52];[.F52])=0;([.E52]/[.F52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52" calcext:value-type="float">
            <text:p>52</text:p>
          </table:table-cell>
          <table:table-cell table:formula="of:=[.E53]/[.F53]" office:value-type="float" office:value="300.480769230769" calcext:value-type="float">
            <text:p>300.480769230769</text:p>
          </table:table-cell>
          <table:table-cell table:formula="of:=IF(MOD([.E53];[.F53])=0;([.E53]/[.F53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53" calcext:value-type="float">
            <text:p>53</text:p>
          </table:table-cell>
          <table:table-cell table:formula="of:=[.E54]/[.F54]" office:value-type="float" office:value="294.811320754717" calcext:value-type="float">
            <text:p>294.811320754717</text:p>
          </table:table-cell>
          <table:table-cell table:formula="of:=IF(MOD([.E54];[.F54])=0;([.E54]/[.F54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54" calcext:value-type="float">
            <text:p>54</text:p>
          </table:table-cell>
          <table:table-cell table:formula="of:=[.E55]/[.F55]" office:value-type="float" office:value="289.351851851852" calcext:value-type="float">
            <text:p>289.351851851852</text:p>
          </table:table-cell>
          <table:table-cell table:formula="of:=IF(MOD([.E55];[.F55])=0;([.E55]/[.F55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55" calcext:value-type="float">
            <text:p>55</text:p>
          </table:table-cell>
          <table:table-cell table:formula="of:=[.E56]/[.F56]" office:value-type="float" office:value="284.090909090909" calcext:value-type="float">
            <text:p>284.090909090909</text:p>
          </table:table-cell>
          <table:table-cell table:formula="of:=IF(MOD([.E56];[.F56])=0;([.E56]/[.F56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56" calcext:value-type="float">
            <text:p>56</text:p>
          </table:table-cell>
          <table:table-cell table:formula="of:=[.E57]/[.F57]" office:value-type="float" office:value="279.017857142857" calcext:value-type="float">
            <text:p>279.017857142857</text:p>
          </table:table-cell>
          <table:table-cell table:formula="of:=IF(MOD([.E57];[.F57])=0;([.E57]/[.F57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57" calcext:value-type="float">
            <text:p>57</text:p>
          </table:table-cell>
          <table:table-cell table:formula="of:=[.E58]/[.F58]" office:value-type="float" office:value="274.122807017544" calcext:value-type="float">
            <text:p>274.122807017544</text:p>
          </table:table-cell>
          <table:table-cell table:formula="of:=IF(MOD([.E58];[.F58])=0;([.E58]/[.F58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58" calcext:value-type="float">
            <text:p>58</text:p>
          </table:table-cell>
          <table:table-cell table:formula="of:=[.E59]/[.F59]" office:value-type="float" office:value="269.396551724138" calcext:value-type="float">
            <text:p>269.396551724138</text:p>
          </table:table-cell>
          <table:table-cell table:formula="of:=IF(MOD([.E59];[.F59])=0;([.E59]/[.F59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59" calcext:value-type="float">
            <text:p>59</text:p>
          </table:table-cell>
          <table:table-cell table:formula="of:=[.E60]/[.F60]" office:value-type="float" office:value="264.830508474576" calcext:value-type="float">
            <text:p>264.830508474576</text:p>
          </table:table-cell>
          <table:table-cell table:formula="of:=IF(MOD([.E60];[.F60])=0;([.E60]/[.F60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60" calcext:value-type="float">
            <text:p>60</text:p>
          </table:table-cell>
          <table:table-cell table:formula="of:=[.E61]/[.F61]" office:value-type="float" office:value="260.416666666667" calcext:value-type="float">
            <text:p>260.416666666667</text:p>
          </table:table-cell>
          <table:table-cell table:formula="of:=IF(MOD([.E61];[.F61])=0;([.E61]/[.F61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61" calcext:value-type="float">
            <text:p>61</text:p>
          </table:table-cell>
          <table:table-cell table:formula="of:=[.E62]/[.F62]" office:value-type="float" office:value="256.147540983607" calcext:value-type="float">
            <text:p>256.147540983607</text:p>
          </table:table-cell>
          <table:table-cell table:formula="of:=IF(MOD([.E62];[.F62])=0;([.E62]/[.F62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62" calcext:value-type="float">
            <text:p>62</text:p>
          </table:table-cell>
          <table:table-cell table:formula="of:=[.E63]/[.F63]" office:value-type="float" office:value="252.016129032258" calcext:value-type="float">
            <text:p>252.016129032258</text:p>
          </table:table-cell>
          <table:table-cell table:formula="of:=IF(MOD([.E63];[.F63])=0;([.E63]/[.F63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63" calcext:value-type="float">
            <text:p>63</text:p>
          </table:table-cell>
          <table:table-cell table:formula="of:=[.E64]/[.F64]" office:value-type="float" office:value="248.015873015873" calcext:value-type="float">
            <text:p>248.015873015873</text:p>
          </table:table-cell>
          <table:table-cell table:formula="of:=IF(MOD([.E64];[.F64])=0;([.E64]/[.F64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64" calcext:value-type="float">
            <text:p>64</text:p>
          </table:table-cell>
          <table:table-cell table:formula="of:=[.E65]/[.F65]" office:value-type="float" office:value="244.140625" calcext:value-type="float">
            <text:p>244.140625</text:p>
          </table:table-cell>
          <table:table-cell table:formula="of:=IF(MOD([.E65];[.F65])=0;([.E65]/[.F65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65" calcext:value-type="float">
            <text:p>65</text:p>
          </table:table-cell>
          <table:table-cell table:formula="of:=[.E66]/[.F66]" office:value-type="float" office:value="240.384615384615" calcext:value-type="float">
            <text:p>240.384615384615</text:p>
          </table:table-cell>
          <table:table-cell table:formula="of:=IF(MOD([.E66];[.F66])=0;([.E66]/[.F66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66" calcext:value-type="float">
            <text:p>66</text:p>
          </table:table-cell>
          <table:table-cell table:formula="of:=[.E67]/[.F67]" office:value-type="float" office:value="236.742424242424" calcext:value-type="float">
            <text:p>236.742424242424</text:p>
          </table:table-cell>
          <table:table-cell table:formula="of:=IF(MOD([.E67];[.F67])=0;([.E67]/[.F67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67" calcext:value-type="float">
            <text:p>67</text:p>
          </table:table-cell>
          <table:table-cell table:formula="of:=[.E68]/[.F68]" office:value-type="float" office:value="233.208955223881" calcext:value-type="float">
            <text:p>233.208955223881</text:p>
          </table:table-cell>
          <table:table-cell table:formula="of:=IF(MOD([.E68];[.F68])=0;([.E68]/[.F68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68" calcext:value-type="float">
            <text:p>68</text:p>
          </table:table-cell>
          <table:table-cell table:formula="of:=[.E69]/[.F69]" office:value-type="float" office:value="229.779411764706" calcext:value-type="float">
            <text:p>229.779411764706</text:p>
          </table:table-cell>
          <table:table-cell table:formula="of:=IF(MOD([.E69];[.F69])=0;([.E69]/[.F69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69" calcext:value-type="float">
            <text:p>69</text:p>
          </table:table-cell>
          <table:table-cell table:formula="of:=[.E70]/[.F70]" office:value-type="float" office:value="226.449275362319" calcext:value-type="float">
            <text:p>226.449275362319</text:p>
          </table:table-cell>
          <table:table-cell table:formula="of:=IF(MOD([.E70];[.F70])=0;([.E70]/[.F70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70" calcext:value-type="float">
            <text:p>70</text:p>
          </table:table-cell>
          <table:table-cell table:formula="of:=[.E71]/[.F71]" office:value-type="float" office:value="223.214285714286" calcext:value-type="float">
            <text:p>223.214285714286</text:p>
          </table:table-cell>
          <table:table-cell table:formula="of:=IF(MOD([.E71];[.F71])=0;([.E71]/[.F71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71" calcext:value-type="float">
            <text:p>71</text:p>
          </table:table-cell>
          <table:table-cell table:formula="of:=[.E72]/[.F72]" office:value-type="float" office:value="220.070422535211" calcext:value-type="float">
            <text:p>220.070422535211</text:p>
          </table:table-cell>
          <table:table-cell table:formula="of:=IF(MOD([.E72];[.F72])=0;([.E72]/[.F72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72" calcext:value-type="float">
            <text:p>72</text:p>
          </table:table-cell>
          <table:table-cell table:formula="of:=[.E73]/[.F73]" office:value-type="float" office:value="217.013888888889" calcext:value-type="float">
            <text:p>217.013888888889</text:p>
          </table:table-cell>
          <table:table-cell table:formula="of:=IF(MOD([.E73];[.F73])=0;([.E73]/[.F73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73" calcext:value-type="float">
            <text:p>73</text:p>
          </table:table-cell>
          <table:table-cell table:formula="of:=[.E74]/[.F74]" office:value-type="float" office:value="214.041095890411" calcext:value-type="float">
            <text:p>214.041095890411</text:p>
          </table:table-cell>
          <table:table-cell table:formula="of:=IF(MOD([.E74];[.F74])=0;([.E74]/[.F74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74" calcext:value-type="float">
            <text:p>74</text:p>
          </table:table-cell>
          <table:table-cell table:formula="of:=[.E75]/[.F75]" office:value-type="float" office:value="211.148648648649" calcext:value-type="float">
            <text:p>211.148648648649</text:p>
          </table:table-cell>
          <table:table-cell table:formula="of:=IF(MOD([.E75];[.F75])=0;([.E75]/[.F75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75" calcext:value-type="float">
            <text:p>75</text:p>
          </table:table-cell>
          <table:table-cell table:formula="of:=[.E76]/[.F76]" office:value-type="float" office:value="208.333333333333" calcext:value-type="float">
            <text:p>208.333333333333</text:p>
          </table:table-cell>
          <table:table-cell table:formula="of:=IF(MOD([.E76];[.F76])=0;([.E76]/[.F76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76" calcext:value-type="float">
            <text:p>76</text:p>
          </table:table-cell>
          <table:table-cell table:formula="of:=[.E77]/[.F77]" office:value-type="float" office:value="205.592105263158" calcext:value-type="float">
            <text:p>205.592105263158</text:p>
          </table:table-cell>
          <table:table-cell table:formula="of:=IF(MOD([.E77];[.F77])=0;([.E77]/[.F77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77" calcext:value-type="float">
            <text:p>77</text:p>
          </table:table-cell>
          <table:table-cell table:formula="of:=[.E78]/[.F78]" office:value-type="float" office:value="202.922077922078" calcext:value-type="float">
            <text:p>202.922077922078</text:p>
          </table:table-cell>
          <table:table-cell table:formula="of:=IF(MOD([.E78];[.F78])=0;([.E78]/[.F78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78" calcext:value-type="float">
            <text:p>78</text:p>
          </table:table-cell>
          <table:table-cell table:formula="of:=[.E79]/[.F79]" office:value-type="float" office:value="200.320512820513" calcext:value-type="float">
            <text:p>200.320512820513</text:p>
          </table:table-cell>
          <table:table-cell table:formula="of:=IF(MOD([.E79];[.F79])=0;([.E79]/[.F79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79" calcext:value-type="float">
            <text:p>79</text:p>
          </table:table-cell>
          <table:table-cell table:formula="of:=[.E80]/[.F80]" office:value-type="float" office:value="197.784810126582" calcext:value-type="float">
            <text:p>197.784810126582</text:p>
          </table:table-cell>
          <table:table-cell table:formula="of:=IF(MOD([.E80];[.F80])=0;([.E80]/[.F80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80" calcext:value-type="float">
            <text:p>80</text:p>
          </table:table-cell>
          <table:table-cell table:formula="of:=[.E81]/[.F81]" office:value-type="float" office:value="195.3125" calcext:value-type="float">
            <text:p>195.3125</text:p>
          </table:table-cell>
          <table:table-cell table:formula="of:=IF(MOD([.E81];[.F81])=0;([.E81]/[.F81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81" calcext:value-type="float">
            <text:p>81</text:p>
          </table:table-cell>
          <table:table-cell table:formula="of:=[.E82]/[.F82]" office:value-type="float" office:value="192.901234567901" calcext:value-type="float">
            <text:p>192.901234567901</text:p>
          </table:table-cell>
          <table:table-cell table:formula="of:=IF(MOD([.E82];[.F82])=0;([.E82]/[.F82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82" calcext:value-type="float">
            <text:p>82</text:p>
          </table:table-cell>
          <table:table-cell table:formula="of:=[.E83]/[.F83]" office:value-type="float" office:value="190.548780487805" calcext:value-type="float">
            <text:p>190.548780487805</text:p>
          </table:table-cell>
          <table:table-cell table:formula="of:=IF(MOD([.E83];[.F83])=0;([.E83]/[.F83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83" calcext:value-type="float">
            <text:p>83</text:p>
          </table:table-cell>
          <table:table-cell table:formula="of:=[.E84]/[.F84]" office:value-type="float" office:value="188.253012048193" calcext:value-type="float">
            <text:p>188.253012048193</text:p>
          </table:table-cell>
          <table:table-cell table:formula="of:=IF(MOD([.E84];[.F84])=0;([.E84]/[.F84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84" calcext:value-type="float">
            <text:p>84</text:p>
          </table:table-cell>
          <table:table-cell table:formula="of:=[.E85]/[.F85]" office:value-type="float" office:value="186.011904761905" calcext:value-type="float">
            <text:p>186.011904761905</text:p>
          </table:table-cell>
          <table:table-cell table:formula="of:=IF(MOD([.E85];[.F85])=0;([.E85]/[.F85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85" calcext:value-type="float">
            <text:p>85</text:p>
          </table:table-cell>
          <table:table-cell table:formula="of:=[.E86]/[.F86]" office:value-type="float" office:value="183.823529411765" calcext:value-type="float">
            <text:p>183.823529411765</text:p>
          </table:table-cell>
          <table:table-cell table:formula="of:=IF(MOD([.E86];[.F86])=0;([.E86]/[.F86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86" calcext:value-type="float">
            <text:p>86</text:p>
          </table:table-cell>
          <table:table-cell table:formula="of:=[.E87]/[.F87]" office:value-type="float" office:value="181.686046511628" calcext:value-type="float">
            <text:p>181.686046511628</text:p>
          </table:table-cell>
          <table:table-cell table:formula="of:=IF(MOD([.E87];[.F87])=0;([.E87]/[.F87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87" calcext:value-type="float">
            <text:p>87</text:p>
          </table:table-cell>
          <table:table-cell table:formula="of:=[.E88]/[.F88]" office:value-type="float" office:value="179.597701149425" calcext:value-type="float">
            <text:p>179.597701149425</text:p>
          </table:table-cell>
          <table:table-cell table:formula="of:=IF(MOD([.E88];[.F88])=0;([.E88]/[.F88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88" calcext:value-type="float">
            <text:p>88</text:p>
          </table:table-cell>
          <table:table-cell table:formula="of:=[.E89]/[.F89]" office:value-type="float" office:value="177.556818181818" calcext:value-type="float">
            <text:p>177.556818181818</text:p>
          </table:table-cell>
          <table:table-cell table:formula="of:=IF(MOD([.E89];[.F89])=0;([.E89]/[.F89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89" calcext:value-type="float">
            <text:p>89</text:p>
          </table:table-cell>
          <table:table-cell table:formula="of:=[.E90]/[.F90]" office:value-type="float" office:value="175.561797752809" calcext:value-type="float">
            <text:p>175.561797752809</text:p>
          </table:table-cell>
          <table:table-cell table:formula="of:=IF(MOD([.E90];[.F90])=0;([.E90]/[.F90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90" calcext:value-type="float">
            <text:p>90</text:p>
          </table:table-cell>
          <table:table-cell table:formula="of:=[.E91]/[.F91]" office:value-type="float" office:value="173.611111111111" calcext:value-type="float">
            <text:p>173.611111111111</text:p>
          </table:table-cell>
          <table:table-cell table:formula="of:=IF(MOD([.E91];[.F91])=0;([.E91]/[.F91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91" calcext:value-type="float">
            <text:p>91</text:p>
          </table:table-cell>
          <table:table-cell table:formula="of:=[.E92]/[.F92]" office:value-type="float" office:value="171.703296703297" calcext:value-type="float">
            <text:p>171.703296703297</text:p>
          </table:table-cell>
          <table:table-cell table:formula="of:=IF(MOD([.E92];[.F92])=0;([.E92]/[.F92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92" calcext:value-type="float">
            <text:p>92</text:p>
          </table:table-cell>
          <table:table-cell table:formula="of:=[.E93]/[.F93]" office:value-type="float" office:value="169.836956521739" calcext:value-type="float">
            <text:p>169.836956521739</text:p>
          </table:table-cell>
          <table:table-cell table:formula="of:=IF(MOD([.E93];[.F93])=0;([.E93]/[.F93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93" calcext:value-type="float">
            <text:p>93</text:p>
          </table:table-cell>
          <table:table-cell table:formula="of:=[.E94]/[.F94]" office:value-type="float" office:value="168.010752688172" calcext:value-type="float">
            <text:p>168.010752688172</text:p>
          </table:table-cell>
          <table:table-cell table:formula="of:=IF(MOD([.E94];[.F94])=0;([.E94]/[.F94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94" calcext:value-type="float">
            <text:p>94</text:p>
          </table:table-cell>
          <table:table-cell table:formula="of:=[.E95]/[.F95]" office:value-type="float" office:value="166.223404255319" calcext:value-type="float">
            <text:p>166.223404255319</text:p>
          </table:table-cell>
          <table:table-cell table:formula="of:=IF(MOD([.E95];[.F95])=0;([.E95]/[.F95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95" calcext:value-type="float">
            <text:p>95</text:p>
          </table:table-cell>
          <table:table-cell table:formula="of:=[.E96]/[.F96]" office:value-type="float" office:value="164.473684210526" calcext:value-type="float">
            <text:p>164.473684210526</text:p>
          </table:table-cell>
          <table:table-cell table:formula="of:=IF(MOD([.E96];[.F96])=0;([.E96]/[.F96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96" calcext:value-type="float">
            <text:p>96</text:p>
          </table:table-cell>
          <table:table-cell table:formula="of:=[.E97]/[.F97]" office:value-type="float" office:value="162.760416666667" calcext:value-type="float">
            <text:p>162.760416666667</text:p>
          </table:table-cell>
          <table:table-cell table:formula="of:=IF(MOD([.E97];[.F97])=0;([.E97]/[.F97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97" calcext:value-type="float">
            <text:p>97</text:p>
          </table:table-cell>
          <table:table-cell table:formula="of:=[.E98]/[.F98]" office:value-type="float" office:value="161.082474226804" calcext:value-type="float">
            <text:p>161.082474226804</text:p>
          </table:table-cell>
          <table:table-cell table:formula="of:=IF(MOD([.E98];[.F98])=0;([.E98]/[.F98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98" calcext:value-type="float">
            <text:p>98</text:p>
          </table:table-cell>
          <table:table-cell table:formula="of:=[.E99]/[.F99]" office:value-type="float" office:value="159.438775510204" calcext:value-type="float">
            <text:p>159.438775510204</text:p>
          </table:table-cell>
          <table:table-cell table:formula="of:=IF(MOD([.E99];[.F99])=0;([.E99]/[.F99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99" calcext:value-type="float">
            <text:p>99</text:p>
          </table:table-cell>
          <table:table-cell table:formula="of:=[.E100]/[.F100]" office:value-type="float" office:value="157.828282828283" calcext:value-type="float">
            <text:p>157.828282828283</text:p>
          </table:table-cell>
          <table:table-cell table:formula="of:=IF(MOD([.E100];[.F100])=0;([.E100]/[.F100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00" calcext:value-type="float">
            <text:p>100</text:p>
          </table:table-cell>
          <table:table-cell table:formula="of:=[.E101]/[.F101]" office:value-type="float" office:value="156.25" calcext:value-type="float">
            <text:p>156.25</text:p>
          </table:table-cell>
          <table:table-cell table:formula="of:=IF(MOD([.E101];[.F101])=0;([.E101]/[.F101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01" calcext:value-type="float">
            <text:p>101</text:p>
          </table:table-cell>
          <table:table-cell table:formula="of:=[.E102]/[.F102]" office:value-type="float" office:value="154.70297029703" calcext:value-type="float">
            <text:p>154.70297029703</text:p>
          </table:table-cell>
          <table:table-cell table:formula="of:=IF(MOD([.E102];[.F102])=0;([.E102]/[.F102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02" calcext:value-type="float">
            <text:p>102</text:p>
          </table:table-cell>
          <table:table-cell table:formula="of:=[.E103]/[.F103]" office:value-type="float" office:value="153.186274509804" calcext:value-type="float">
            <text:p>153.186274509804</text:p>
          </table:table-cell>
          <table:table-cell table:formula="of:=IF(MOD([.E103];[.F103])=0;([.E103]/[.F103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03" calcext:value-type="float">
            <text:p>103</text:p>
          </table:table-cell>
          <table:table-cell table:formula="of:=[.E104]/[.F104]" office:value-type="float" office:value="151.699029126214" calcext:value-type="float">
            <text:p>151.699029126214</text:p>
          </table:table-cell>
          <table:table-cell table:formula="of:=IF(MOD([.E104];[.F104])=0;([.E104]/[.F104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04" calcext:value-type="float">
            <text:p>104</text:p>
          </table:table-cell>
          <table:table-cell table:formula="of:=[.E105]/[.F105]" office:value-type="float" office:value="150.240384615385" calcext:value-type="float">
            <text:p>150.240384615385</text:p>
          </table:table-cell>
          <table:table-cell table:formula="of:=IF(MOD([.E105];[.F105])=0;([.E105]/[.F105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05" calcext:value-type="float">
            <text:p>105</text:p>
          </table:table-cell>
          <table:table-cell table:formula="of:=[.E106]/[.F106]" office:value-type="float" office:value="148.809523809524" calcext:value-type="float">
            <text:p>148.809523809524</text:p>
          </table:table-cell>
          <table:table-cell table:formula="of:=IF(MOD([.E106];[.F106])=0;([.E106]/[.F106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06" calcext:value-type="float">
            <text:p>106</text:p>
          </table:table-cell>
          <table:table-cell table:formula="of:=[.E107]/[.F107]" office:value-type="float" office:value="147.405660377359" calcext:value-type="float">
            <text:p>147.405660377359</text:p>
          </table:table-cell>
          <table:table-cell table:formula="of:=IF(MOD([.E107];[.F107])=0;([.E107]/[.F107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07" calcext:value-type="float">
            <text:p>107</text:p>
          </table:table-cell>
          <table:table-cell table:formula="of:=[.E108]/[.F108]" office:value-type="float" office:value="146.028037383178" calcext:value-type="float">
            <text:p>146.028037383178</text:p>
          </table:table-cell>
          <table:table-cell table:formula="of:=IF(MOD([.E108];[.F108])=0;([.E108]/[.F108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08" calcext:value-type="float">
            <text:p>108</text:p>
          </table:table-cell>
          <table:table-cell table:formula="of:=[.E109]/[.F109]" office:value-type="float" office:value="144.675925925926" calcext:value-type="float">
            <text:p>144.675925925926</text:p>
          </table:table-cell>
          <table:table-cell table:formula="of:=IF(MOD([.E109];[.F109])=0;([.E109]/[.F109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09" calcext:value-type="float">
            <text:p>109</text:p>
          </table:table-cell>
          <table:table-cell table:formula="of:=[.E110]/[.F110]" office:value-type="float" office:value="143.348623853211" calcext:value-type="float">
            <text:p>143.348623853211</text:p>
          </table:table-cell>
          <table:table-cell table:formula="of:=IF(MOD([.E110];[.F110])=0;([.E110]/[.F110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10" calcext:value-type="float">
            <text:p>110</text:p>
          </table:table-cell>
          <table:table-cell table:formula="of:=[.E111]/[.F111]" office:value-type="float" office:value="142.045454545455" calcext:value-type="float">
            <text:p>142.045454545455</text:p>
          </table:table-cell>
          <table:table-cell table:formula="of:=IF(MOD([.E111];[.F111])=0;([.E111]/[.F111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11" calcext:value-type="float">
            <text:p>111</text:p>
          </table:table-cell>
          <table:table-cell table:formula="of:=[.E112]/[.F112]" office:value-type="float" office:value="140.765765765766" calcext:value-type="float">
            <text:p>140.765765765766</text:p>
          </table:table-cell>
          <table:table-cell table:formula="of:=IF(MOD([.E112];[.F112])=0;([.E112]/[.F112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12" calcext:value-type="float">
            <text:p>112</text:p>
          </table:table-cell>
          <table:table-cell table:formula="of:=[.E113]/[.F113]" office:value-type="float" office:value="139.508928571429" calcext:value-type="float">
            <text:p>139.508928571429</text:p>
          </table:table-cell>
          <table:table-cell table:formula="of:=IF(MOD([.E113];[.F113])=0;([.E113]/[.F113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13" calcext:value-type="float">
            <text:p>113</text:p>
          </table:table-cell>
          <table:table-cell table:formula="of:=[.E114]/[.F114]" office:value-type="float" office:value="138.274336283186" calcext:value-type="float">
            <text:p>138.274336283186</text:p>
          </table:table-cell>
          <table:table-cell table:formula="of:=IF(MOD([.E114];[.F114])=0;([.E114]/[.F114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14" calcext:value-type="float">
            <text:p>114</text:p>
          </table:table-cell>
          <table:table-cell table:formula="of:=[.E115]/[.F115]" office:value-type="float" office:value="137.061403508772" calcext:value-type="float">
            <text:p>137.061403508772</text:p>
          </table:table-cell>
          <table:table-cell table:formula="of:=IF(MOD([.E115];[.F115])=0;([.E115]/[.F115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15" calcext:value-type="float">
            <text:p>115</text:p>
          </table:table-cell>
          <table:table-cell table:formula="of:=[.E116]/[.F116]" office:value-type="float" office:value="135.869565217391" calcext:value-type="float">
            <text:p>135.869565217391</text:p>
          </table:table-cell>
          <table:table-cell table:formula="of:=IF(MOD([.E116];[.F116])=0;([.E116]/[.F116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16" calcext:value-type="float">
            <text:p>116</text:p>
          </table:table-cell>
          <table:table-cell table:formula="of:=[.E117]/[.F117]" office:value-type="float" office:value="134.698275862069" calcext:value-type="float">
            <text:p>134.698275862069</text:p>
          </table:table-cell>
          <table:table-cell table:formula="of:=IF(MOD([.E117];[.F117])=0;([.E117]/[.F117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17" calcext:value-type="float">
            <text:p>117</text:p>
          </table:table-cell>
          <table:table-cell table:formula="of:=[.E118]/[.F118]" office:value-type="float" office:value="133.547008547009" calcext:value-type="float">
            <text:p>133.547008547009</text:p>
          </table:table-cell>
          <table:table-cell table:formula="of:=IF(MOD([.E118];[.F118])=0;([.E118]/[.F118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18" calcext:value-type="float">
            <text:p>118</text:p>
          </table:table-cell>
          <table:table-cell table:formula="of:=[.E119]/[.F119]" office:value-type="float" office:value="132.415254237288" calcext:value-type="float">
            <text:p>132.415254237288</text:p>
          </table:table-cell>
          <table:table-cell table:formula="of:=IF(MOD([.E119];[.F119])=0;([.E119]/[.F119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19" calcext:value-type="float">
            <text:p>119</text:p>
          </table:table-cell>
          <table:table-cell table:formula="of:=[.E120]/[.F120]" office:value-type="float" office:value="131.302521008403" calcext:value-type="float">
            <text:p>131.302521008403</text:p>
          </table:table-cell>
          <table:table-cell table:formula="of:=IF(MOD([.E120];[.F120])=0;([.E120]/[.F120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20" calcext:value-type="float">
            <text:p>120</text:p>
          </table:table-cell>
          <table:table-cell table:formula="of:=[.E121]/[.F121]" office:value-type="float" office:value="130.208333333333" calcext:value-type="float">
            <text:p>130.208333333333</text:p>
          </table:table-cell>
          <table:table-cell table:formula="of:=IF(MOD([.E121];[.F121])=0;([.E121]/[.F121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21" calcext:value-type="float">
            <text:p>121</text:p>
          </table:table-cell>
          <table:table-cell table:formula="of:=[.E122]/[.F122]" office:value-type="float" office:value="129.132231404959" calcext:value-type="float">
            <text:p>129.132231404959</text:p>
          </table:table-cell>
          <table:table-cell table:formula="of:=IF(MOD([.E122];[.F122])=0;([.E122]/[.F122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22" calcext:value-type="float">
            <text:p>122</text:p>
          </table:table-cell>
          <table:table-cell table:formula="of:=[.E123]/[.F123]" office:value-type="float" office:value="128.073770491803" calcext:value-type="float">
            <text:p>128.073770491803</text:p>
          </table:table-cell>
          <table:table-cell table:formula="of:=IF(MOD([.E123];[.F123])=0;([.E123]/[.F123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23" calcext:value-type="float">
            <text:p>123</text:p>
          </table:table-cell>
          <table:table-cell table:formula="of:=[.E124]/[.F124]" office:value-type="float" office:value="127.032520325203" calcext:value-type="float">
            <text:p>127.032520325203</text:p>
          </table:table-cell>
          <table:table-cell table:formula="of:=IF(MOD([.E124];[.F124])=0;([.E124]/[.F124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24" calcext:value-type="float">
            <text:p>124</text:p>
          </table:table-cell>
          <table:table-cell table:formula="of:=[.E125]/[.F125]" office:value-type="float" office:value="126.008064516129" calcext:value-type="float">
            <text:p>126.008064516129</text:p>
          </table:table-cell>
          <table:table-cell table:formula="of:=IF(MOD([.E125];[.F125])=0;([.E125]/[.F125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25" calcext:value-type="float">
            <text:p>125</text:p>
          </table:table-cell>
          <table:table-cell table:formula="of:=[.E126]/[.F126]" office:value-type="float" office:value="125" calcext:value-type="float">
            <text:p>125</text:p>
          </table:table-cell>
          <table:table-cell table:formula="of:=IF(MOD([.E126];[.F126])=0;([.E126]/[.F126]);0)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26" calcext:value-type="float">
            <text:p>126</text:p>
          </table:table-cell>
          <table:table-cell table:formula="of:=[.E127]/[.F127]" office:value-type="float" office:value="124.007936507937" calcext:value-type="float">
            <text:p>124.007936507937</text:p>
          </table:table-cell>
          <table:table-cell table:formula="of:=IF(MOD([.E127];[.F127])=0;([.E127]/[.F127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27" calcext:value-type="float">
            <text:p>127</text:p>
          </table:table-cell>
          <table:table-cell table:formula="of:=[.E128]/[.F128]" office:value-type="float" office:value="123.031496062992" calcext:value-type="float">
            <text:p>123.031496062992</text:p>
          </table:table-cell>
          <table:table-cell table:formula="of:=IF(MOD([.E128];[.F128])=0;([.E128]/[.F128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28" calcext:value-type="float">
            <text:p>128</text:p>
          </table:table-cell>
          <table:table-cell table:formula="of:=[.E129]/[.F129]" office:value-type="float" office:value="122.0703125" calcext:value-type="float">
            <text:p>122.0703125</text:p>
          </table:table-cell>
          <table:table-cell table:formula="of:=IF(MOD([.E129];[.F129])=0;([.E129]/[.F129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29" calcext:value-type="float">
            <text:p>129</text:p>
          </table:table-cell>
          <table:table-cell table:formula="of:=[.E130]/[.F130]" office:value-type="float" office:value="121.124031007752" calcext:value-type="float">
            <text:p>121.124031007752</text:p>
          </table:table-cell>
          <table:table-cell table:formula="of:=IF(MOD([.E130];[.F130])=0;([.E130]/[.F130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30" calcext:value-type="float">
            <text:p>130</text:p>
          </table:table-cell>
          <table:table-cell table:formula="of:=[.E131]/[.F131]" office:value-type="float" office:value="120.192307692308" calcext:value-type="float">
            <text:p>120.192307692308</text:p>
          </table:table-cell>
          <table:table-cell table:formula="of:=IF(MOD([.E131];[.F131])=0;([.E131]/[.F131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31" calcext:value-type="float">
            <text:p>131</text:p>
          </table:table-cell>
          <table:table-cell table:formula="of:=[.E132]/[.F132]" office:value-type="float" office:value="119.274809160305" calcext:value-type="float">
            <text:p>119.274809160305</text:p>
          </table:table-cell>
          <table:table-cell table:formula="of:=IF(MOD([.E132];[.F132])=0;([.E132]/[.F132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32" calcext:value-type="float">
            <text:p>132</text:p>
          </table:table-cell>
          <table:table-cell table:formula="of:=[.E133]/[.F133]" office:value-type="float" office:value="118.371212121212" calcext:value-type="float">
            <text:p>118.371212121212</text:p>
          </table:table-cell>
          <table:table-cell table:formula="of:=IF(MOD([.E133];[.F133])=0;([.E133]/[.F133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33" calcext:value-type="float">
            <text:p>133</text:p>
          </table:table-cell>
          <table:table-cell table:formula="of:=[.E134]/[.F134]" office:value-type="float" office:value="117.481203007519" calcext:value-type="float">
            <text:p>117.481203007519</text:p>
          </table:table-cell>
          <table:table-cell table:formula="of:=IF(MOD([.E134];[.F134])=0;([.E134]/[.F134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34" calcext:value-type="float">
            <text:p>134</text:p>
          </table:table-cell>
          <table:table-cell table:formula="of:=[.E135]/[.F135]" office:value-type="float" office:value="116.60447761194" calcext:value-type="float">
            <text:p>116.60447761194</text:p>
          </table:table-cell>
          <table:table-cell table:formula="of:=IF(MOD([.E135];[.F135])=0;([.E135]/[.F135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35" calcext:value-type="float">
            <text:p>135</text:p>
          </table:table-cell>
          <table:table-cell table:formula="of:=[.E136]/[.F136]" office:value-type="float" office:value="115.740740740741" calcext:value-type="float">
            <text:p>115.740740740741</text:p>
          </table:table-cell>
          <table:table-cell table:formula="of:=IF(MOD([.E136];[.F136])=0;([.E136]/[.F136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36" calcext:value-type="float">
            <text:p>136</text:p>
          </table:table-cell>
          <table:table-cell table:formula="of:=[.E137]/[.F137]" office:value-type="float" office:value="114.889705882353" calcext:value-type="float">
            <text:p>114.889705882353</text:p>
          </table:table-cell>
          <table:table-cell table:formula="of:=IF(MOD([.E137];[.F137])=0;([.E137]/[.F137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37" calcext:value-type="float">
            <text:p>137</text:p>
          </table:table-cell>
          <table:table-cell table:formula="of:=[.E138]/[.F138]" office:value-type="float" office:value="114.051094890511" calcext:value-type="float">
            <text:p>114.051094890511</text:p>
          </table:table-cell>
          <table:table-cell table:formula="of:=IF(MOD([.E138];[.F138])=0;([.E138]/[.F138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38" calcext:value-type="float">
            <text:p>138</text:p>
          </table:table-cell>
          <table:table-cell table:formula="of:=[.E139]/[.F139]" office:value-type="float" office:value="113.224637681159" calcext:value-type="float">
            <text:p>113.224637681159</text:p>
          </table:table-cell>
          <table:table-cell table:formula="of:=IF(MOD([.E139];[.F139])=0;([.E139]/[.F139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39" calcext:value-type="float">
            <text:p>139</text:p>
          </table:table-cell>
          <table:table-cell table:formula="of:=[.E140]/[.F140]" office:value-type="float" office:value="112.410071942446" calcext:value-type="float">
            <text:p>112.410071942446</text:p>
          </table:table-cell>
          <table:table-cell table:formula="of:=IF(MOD([.E140];[.F140])=0;([.E140]/[.F140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40" calcext:value-type="float">
            <text:p>140</text:p>
          </table:table-cell>
          <table:table-cell table:formula="of:=[.E141]/[.F141]" office:value-type="float" office:value="111.607142857143" calcext:value-type="float">
            <text:p>111.607142857143</text:p>
          </table:table-cell>
          <table:table-cell table:formula="of:=IF(MOD([.E141];[.F141])=0;([.E141]/[.F141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41" calcext:value-type="float">
            <text:p>141</text:p>
          </table:table-cell>
          <table:table-cell table:formula="of:=[.E142]/[.F142]" office:value-type="float" office:value="110.815602836879" calcext:value-type="float">
            <text:p>110.815602836879</text:p>
          </table:table-cell>
          <table:table-cell table:formula="of:=IF(MOD([.E142];[.F142])=0;([.E142]/[.F142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42" calcext:value-type="float">
            <text:p>142</text:p>
          </table:table-cell>
          <table:table-cell table:formula="of:=[.E143]/[.F143]" office:value-type="float" office:value="110.035211267606" calcext:value-type="float">
            <text:p>110.035211267606</text:p>
          </table:table-cell>
          <table:table-cell table:formula="of:=IF(MOD([.E143];[.F143])=0;([.E143]/[.F143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43" calcext:value-type="float">
            <text:p>143</text:p>
          </table:table-cell>
          <table:table-cell table:formula="of:=[.E144]/[.F144]" office:value-type="float" office:value="109.265734265734" calcext:value-type="float">
            <text:p>109.265734265734</text:p>
          </table:table-cell>
          <table:table-cell table:formula="of:=IF(MOD([.E144];[.F144])=0;([.E144]/[.F144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44" calcext:value-type="float">
            <text:p>144</text:p>
          </table:table-cell>
          <table:table-cell table:formula="of:=[.E145]/[.F145]" office:value-type="float" office:value="108.506944444444" calcext:value-type="float">
            <text:p>108.506944444444</text:p>
          </table:table-cell>
          <table:table-cell table:formula="of:=IF(MOD([.E145];[.F145])=0;([.E145]/[.F145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45" calcext:value-type="float">
            <text:p>145</text:p>
          </table:table-cell>
          <table:table-cell table:formula="of:=[.E146]/[.F146]" office:value-type="float" office:value="107.758620689655" calcext:value-type="float">
            <text:p>107.758620689655</text:p>
          </table:table-cell>
          <table:table-cell table:formula="of:=IF(MOD([.E146];[.F146])=0;([.E146]/[.F146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46" calcext:value-type="float">
            <text:p>146</text:p>
          </table:table-cell>
          <table:table-cell table:formula="of:=[.E147]/[.F147]" office:value-type="float" office:value="107.020547945205" calcext:value-type="float">
            <text:p>107.020547945205</text:p>
          </table:table-cell>
          <table:table-cell table:formula="of:=IF(MOD([.E147];[.F147])=0;([.E147]/[.F147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47" calcext:value-type="float">
            <text:p>147</text:p>
          </table:table-cell>
          <table:table-cell table:formula="of:=[.E148]/[.F148]" office:value-type="float" office:value="106.292517006803" calcext:value-type="float">
            <text:p>106.292517006803</text:p>
          </table:table-cell>
          <table:table-cell table:formula="of:=IF(MOD([.E148];[.F148])=0;([.E148]/[.F148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48" calcext:value-type="float">
            <text:p>148</text:p>
          </table:table-cell>
          <table:table-cell table:formula="of:=[.E149]/[.F149]" office:value-type="float" office:value="105.574324324324" calcext:value-type="float">
            <text:p>105.574324324324</text:p>
          </table:table-cell>
          <table:table-cell table:formula="of:=IF(MOD([.E149];[.F149])=0;([.E149]/[.F149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49" calcext:value-type="float">
            <text:p>149</text:p>
          </table:table-cell>
          <table:table-cell table:formula="of:=[.E150]/[.F150]" office:value-type="float" office:value="104.865771812081" calcext:value-type="float">
            <text:p>104.865771812081</text:p>
          </table:table-cell>
          <table:table-cell table:formula="of:=IF(MOD([.E150];[.F150])=0;([.E150]/[.F150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50" calcext:value-type="float">
            <text:p>150</text:p>
          </table:table-cell>
          <table:table-cell table:formula="of:=[.E151]/[.F151]" office:value-type="float" office:value="104.166666666667" calcext:value-type="float">
            <text:p>104.166666666667</text:p>
          </table:table-cell>
          <table:table-cell table:formula="of:=IF(MOD([.E151];[.F151])=0;([.E151]/[.F151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51" calcext:value-type="float">
            <text:p>151</text:p>
          </table:table-cell>
          <table:table-cell table:formula="of:=[.E152]/[.F152]" office:value-type="float" office:value="103.476821192053" calcext:value-type="float">
            <text:p>103.476821192053</text:p>
          </table:table-cell>
          <table:table-cell table:formula="of:=IF(MOD([.E152];[.F152])=0;([.E152]/[.F152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52" calcext:value-type="float">
            <text:p>152</text:p>
          </table:table-cell>
          <table:table-cell table:formula="of:=[.E153]/[.F153]" office:value-type="float" office:value="102.796052631579" calcext:value-type="float">
            <text:p>102.796052631579</text:p>
          </table:table-cell>
          <table:table-cell table:formula="of:=IF(MOD([.E153];[.F153])=0;([.E153]/[.F153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53" calcext:value-type="float">
            <text:p>153</text:p>
          </table:table-cell>
          <table:table-cell table:formula="of:=[.E154]/[.F154]" office:value-type="float" office:value="102.124183006536" calcext:value-type="float">
            <text:p>102.124183006536</text:p>
          </table:table-cell>
          <table:table-cell table:formula="of:=IF(MOD([.E154];[.F154])=0;([.E154]/[.F154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54" calcext:value-type="float">
            <text:p>154</text:p>
          </table:table-cell>
          <table:table-cell table:formula="of:=[.E155]/[.F155]" office:value-type="float" office:value="101.461038961039" calcext:value-type="float">
            <text:p>101.461038961039</text:p>
          </table:table-cell>
          <table:table-cell table:formula="of:=IF(MOD([.E155];[.F155])=0;([.E155]/[.F155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55" calcext:value-type="float">
            <text:p>155</text:p>
          </table:table-cell>
          <table:table-cell table:formula="of:=[.E156]/[.F156]" office:value-type="float" office:value="100.806451612903" calcext:value-type="float">
            <text:p>100.806451612903</text:p>
          </table:table-cell>
          <table:table-cell table:formula="of:=IF(MOD([.E156];[.F156])=0;([.E156]/[.F156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56" calcext:value-type="float">
            <text:p>156</text:p>
          </table:table-cell>
          <table:table-cell table:formula="of:=[.E157]/[.F157]" office:value-type="float" office:value="100.160256410256" calcext:value-type="float">
            <text:p>100.160256410256</text:p>
          </table:table-cell>
          <table:table-cell table:formula="of:=IF(MOD([.E157];[.F157])=0;([.E157]/[.F157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57" calcext:value-type="float">
            <text:p>157</text:p>
          </table:table-cell>
          <table:table-cell table:formula="of:=[.E158]/[.F158]" office:value-type="float" office:value="99.5222929936306" calcext:value-type="float">
            <text:p>99.5222929936306</text:p>
          </table:table-cell>
          <table:table-cell table:formula="of:=IF(MOD([.E158];[.F158])=0;([.E158]/[.F158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58" calcext:value-type="float">
            <text:p>158</text:p>
          </table:table-cell>
          <table:table-cell table:formula="of:=[.E159]/[.F159]" office:value-type="float" office:value="98.8924050632911" calcext:value-type="float">
            <text:p>98.8924050632911</text:p>
          </table:table-cell>
          <table:table-cell table:formula="of:=IF(MOD([.E159];[.F159])=0;([.E159]/[.F159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59" calcext:value-type="float">
            <text:p>159</text:p>
          </table:table-cell>
          <table:table-cell table:formula="of:=[.E160]/[.F160]" office:value-type="float" office:value="98.2704402515723" calcext:value-type="float">
            <text:p>98.2704402515723</text:p>
          </table:table-cell>
          <table:table-cell table:formula="of:=IF(MOD([.E160];[.F160])=0;([.E160]/[.F160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60" calcext:value-type="float">
            <text:p>160</text:p>
          </table:table-cell>
          <table:table-cell table:formula="of:=[.E161]/[.F161]" office:value-type="float" office:value="97.65625" calcext:value-type="float">
            <text:p>97.65625</text:p>
          </table:table-cell>
          <table:table-cell table:formula="of:=IF(MOD([.E161];[.F161])=0;([.E161]/[.F161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61" calcext:value-type="float">
            <text:p>161</text:p>
          </table:table-cell>
          <table:table-cell table:formula="of:=[.E162]/[.F162]" office:value-type="float" office:value="97.0496894409938" calcext:value-type="float">
            <text:p>97.0496894409938</text:p>
          </table:table-cell>
          <table:table-cell table:formula="of:=IF(MOD([.E162];[.F162])=0;([.E162]/[.F162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62" calcext:value-type="float">
            <text:p>162</text:p>
          </table:table-cell>
          <table:table-cell table:formula="of:=[.E163]/[.F163]" office:value-type="float" office:value="96.4506172839506" calcext:value-type="float">
            <text:p>96.4506172839506</text:p>
          </table:table-cell>
          <table:table-cell table:formula="of:=IF(MOD([.E163];[.F163])=0;([.E163]/[.F163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63" calcext:value-type="float">
            <text:p>163</text:p>
          </table:table-cell>
          <table:table-cell table:formula="of:=[.E164]/[.F164]" office:value-type="float" office:value="95.8588957055215" calcext:value-type="float">
            <text:p>95.8588957055215</text:p>
          </table:table-cell>
          <table:table-cell table:formula="of:=IF(MOD([.E164];[.F164])=0;([.E164]/[.F164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64" calcext:value-type="float">
            <text:p>164</text:p>
          </table:table-cell>
          <table:table-cell table:formula="of:=[.E165]/[.F165]" office:value-type="float" office:value="95.2743902439024" calcext:value-type="float">
            <text:p>95.2743902439024</text:p>
          </table:table-cell>
          <table:table-cell table:formula="of:=IF(MOD([.E165];[.F165])=0;([.E165]/[.F165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65" calcext:value-type="float">
            <text:p>165</text:p>
          </table:table-cell>
          <table:table-cell table:formula="of:=[.E166]/[.F166]" office:value-type="float" office:value="94.6969696969697" calcext:value-type="float">
            <text:p>94.6969696969697</text:p>
          </table:table-cell>
          <table:table-cell table:formula="of:=IF(MOD([.E166];[.F166])=0;([.E166]/[.F166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66" calcext:value-type="float">
            <text:p>166</text:p>
          </table:table-cell>
          <table:table-cell table:formula="of:=[.E167]/[.F167]" office:value-type="float" office:value="94.1265060240964" calcext:value-type="float">
            <text:p>94.1265060240964</text:p>
          </table:table-cell>
          <table:table-cell table:formula="of:=IF(MOD([.E167];[.F167])=0;([.E167]/[.F167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67" calcext:value-type="float">
            <text:p>167</text:p>
          </table:table-cell>
          <table:table-cell table:formula="of:=[.E168]/[.F168]" office:value-type="float" office:value="93.562874251497" calcext:value-type="float">
            <text:p>93.562874251497</text:p>
          </table:table-cell>
          <table:table-cell table:formula="of:=IF(MOD([.E168];[.F168])=0;([.E168]/[.F168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68" calcext:value-type="float">
            <text:p>168</text:p>
          </table:table-cell>
          <table:table-cell table:formula="of:=[.E169]/[.F169]" office:value-type="float" office:value="93.0059523809524" calcext:value-type="float">
            <text:p>93.0059523809524</text:p>
          </table:table-cell>
          <table:table-cell table:formula="of:=IF(MOD([.E169];[.F169])=0;([.E169]/[.F169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69" calcext:value-type="float">
            <text:p>169</text:p>
          </table:table-cell>
          <table:table-cell table:formula="of:=[.E170]/[.F170]" office:value-type="float" office:value="92.4556213017751" calcext:value-type="float">
            <text:p>92.4556213017751</text:p>
          </table:table-cell>
          <table:table-cell table:formula="of:=IF(MOD([.E170];[.F170])=0;([.E170]/[.F170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70" calcext:value-type="float">
            <text:p>170</text:p>
          </table:table-cell>
          <table:table-cell table:formula="of:=[.E171]/[.F171]" office:value-type="float" office:value="91.9117647058824" calcext:value-type="float">
            <text:p>91.9117647058824</text:p>
          </table:table-cell>
          <table:table-cell table:formula="of:=IF(MOD([.E171];[.F171])=0;([.E171]/[.F171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71" calcext:value-type="float">
            <text:p>171</text:p>
          </table:table-cell>
          <table:table-cell table:formula="of:=[.E172]/[.F172]" office:value-type="float" office:value="91.374269005848" calcext:value-type="float">
            <text:p>91.374269005848</text:p>
          </table:table-cell>
          <table:table-cell table:formula="of:=IF(MOD([.E172];[.F172])=0;([.E172]/[.F172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72" calcext:value-type="float">
            <text:p>172</text:p>
          </table:table-cell>
          <table:table-cell table:formula="of:=[.E173]/[.F173]" office:value-type="float" office:value="90.8430232558139" calcext:value-type="float">
            <text:p>90.8430232558139</text:p>
          </table:table-cell>
          <table:table-cell table:formula="of:=IF(MOD([.E173];[.F173])=0;([.E173]/[.F173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73" calcext:value-type="float">
            <text:p>173</text:p>
          </table:table-cell>
          <table:table-cell table:formula="of:=[.E174]/[.F174]" office:value-type="float" office:value="90.3179190751445" calcext:value-type="float">
            <text:p>90.3179190751445</text:p>
          </table:table-cell>
          <table:table-cell table:formula="of:=IF(MOD([.E174];[.F174])=0;([.E174]/[.F174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74" calcext:value-type="float">
            <text:p>174</text:p>
          </table:table-cell>
          <table:table-cell table:formula="of:=[.E175]/[.F175]" office:value-type="float" office:value="89.7988505747126" calcext:value-type="float">
            <text:p>89.7988505747126</text:p>
          </table:table-cell>
          <table:table-cell table:formula="of:=IF(MOD([.E175];[.F175])=0;([.E175]/[.F175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75" calcext:value-type="float">
            <text:p>175</text:p>
          </table:table-cell>
          <table:table-cell table:formula="of:=[.E176]/[.F176]" office:value-type="float" office:value="89.2857142857143" calcext:value-type="float">
            <text:p>89.2857142857143</text:p>
          </table:table-cell>
          <table:table-cell table:formula="of:=IF(MOD([.E176];[.F176])=0;([.E176]/[.F176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76" calcext:value-type="float">
            <text:p>176</text:p>
          </table:table-cell>
          <table:table-cell table:formula="of:=[.E177]/[.F177]" office:value-type="float" office:value="88.7784090909091" calcext:value-type="float">
            <text:p>88.7784090909091</text:p>
          </table:table-cell>
          <table:table-cell table:formula="of:=IF(MOD([.E177];[.F177])=0;([.E177]/[.F177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77" calcext:value-type="float">
            <text:p>177</text:p>
          </table:table-cell>
          <table:table-cell table:formula="of:=[.E178]/[.F178]" office:value-type="float" office:value="88.2768361581921" calcext:value-type="float">
            <text:p>88.2768361581921</text:p>
          </table:table-cell>
          <table:table-cell table:formula="of:=IF(MOD([.E178];[.F178])=0;([.E178]/[.F178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78" calcext:value-type="float">
            <text:p>178</text:p>
          </table:table-cell>
          <table:table-cell table:formula="of:=[.E179]/[.F179]" office:value-type="float" office:value="87.7808988764045" calcext:value-type="float">
            <text:p>87.7808988764045</text:p>
          </table:table-cell>
          <table:table-cell table:formula="of:=IF(MOD([.E179];[.F179])=0;([.E179]/[.F179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79" calcext:value-type="float">
            <text:p>179</text:p>
          </table:table-cell>
          <table:table-cell table:formula="of:=[.E180]/[.F180]" office:value-type="float" office:value="87.2905027932961" calcext:value-type="float">
            <text:p>87.2905027932961</text:p>
          </table:table-cell>
          <table:table-cell table:formula="of:=IF(MOD([.E180];[.F180])=0;([.E180]/[.F180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80" calcext:value-type="float">
            <text:p>180</text:p>
          </table:table-cell>
          <table:table-cell table:formula="of:=[.E181]/[.F181]" office:value-type="float" office:value="86.8055555555556" calcext:value-type="float">
            <text:p>86.8055555555556</text:p>
          </table:table-cell>
          <table:table-cell table:formula="of:=IF(MOD([.E181];[.F181])=0;([.E181]/[.F181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81" calcext:value-type="float">
            <text:p>181</text:p>
          </table:table-cell>
          <table:table-cell table:formula="of:=[.E182]/[.F182]" office:value-type="float" office:value="86.3259668508287" calcext:value-type="float">
            <text:p>86.3259668508287</text:p>
          </table:table-cell>
          <table:table-cell table:formula="of:=IF(MOD([.E182];[.F182])=0;([.E182]/[.F182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82" calcext:value-type="float">
            <text:p>182</text:p>
          </table:table-cell>
          <table:table-cell table:formula="of:=[.E183]/[.F183]" office:value-type="float" office:value="85.8516483516484" calcext:value-type="float">
            <text:p>85.8516483516484</text:p>
          </table:table-cell>
          <table:table-cell table:formula="of:=IF(MOD([.E183];[.F183])=0;([.E183]/[.F183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83" calcext:value-type="float">
            <text:p>183</text:p>
          </table:table-cell>
          <table:table-cell table:formula="of:=[.E184]/[.F184]" office:value-type="float" office:value="85.3825136612022" calcext:value-type="float">
            <text:p>85.3825136612022</text:p>
          </table:table-cell>
          <table:table-cell table:formula="of:=IF(MOD([.E184];[.F184])=0;([.E184]/[.F184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84" calcext:value-type="float">
            <text:p>184</text:p>
          </table:table-cell>
          <table:table-cell table:formula="of:=[.E185]/[.F185]" office:value-type="float" office:value="84.9184782608696" calcext:value-type="float">
            <text:p>84.9184782608696</text:p>
          </table:table-cell>
          <table:table-cell table:formula="of:=IF(MOD([.E185];[.F185])=0;([.E185]/[.F185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85" calcext:value-type="float">
            <text:p>185</text:p>
          </table:table-cell>
          <table:table-cell table:formula="of:=[.E186]/[.F186]" office:value-type="float" office:value="84.4594594594595" calcext:value-type="float">
            <text:p>84.4594594594595</text:p>
          </table:table-cell>
          <table:table-cell table:formula="of:=IF(MOD([.E186];[.F186])=0;([.E186]/[.F186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86" calcext:value-type="float">
            <text:p>186</text:p>
          </table:table-cell>
          <table:table-cell table:formula="of:=[.E187]/[.F187]" office:value-type="float" office:value="84.005376344086" calcext:value-type="float">
            <text:p>84.005376344086</text:p>
          </table:table-cell>
          <table:table-cell table:formula="of:=IF(MOD([.E187];[.F187])=0;([.E187]/[.F187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87" calcext:value-type="float">
            <text:p>187</text:p>
          </table:table-cell>
          <table:table-cell table:formula="of:=[.E188]/[.F188]" office:value-type="float" office:value="83.5561497326203" calcext:value-type="float">
            <text:p>83.5561497326203</text:p>
          </table:table-cell>
          <table:table-cell table:formula="of:=IF(MOD([.E188];[.F188])=0;([.E188]/[.F188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88" calcext:value-type="float">
            <text:p>188</text:p>
          </table:table-cell>
          <table:table-cell table:formula="of:=[.E189]/[.F189]" office:value-type="float" office:value="83.1117021276596" calcext:value-type="float">
            <text:p>83.1117021276596</text:p>
          </table:table-cell>
          <table:table-cell table:formula="of:=IF(MOD([.E189];[.F189])=0;([.E189]/[.F189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89" calcext:value-type="float">
            <text:p>189</text:p>
          </table:table-cell>
          <table:table-cell table:formula="of:=[.E190]/[.F190]" office:value-type="float" office:value="82.6719576719577" calcext:value-type="float">
            <text:p>82.6719576719577</text:p>
          </table:table-cell>
          <table:table-cell table:formula="of:=IF(MOD([.E190];[.F190])=0;([.E190]/[.F190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90" calcext:value-type="float">
            <text:p>190</text:p>
          </table:table-cell>
          <table:table-cell table:formula="of:=[.E191]/[.F191]" office:value-type="float" office:value="82.2368421052632" calcext:value-type="float">
            <text:p>82.2368421052632</text:p>
          </table:table-cell>
          <table:table-cell table:formula="of:=IF(MOD([.E191];[.F191])=0;([.E191]/[.F191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91" calcext:value-type="float">
            <text:p>191</text:p>
          </table:table-cell>
          <table:table-cell table:formula="of:=[.E192]/[.F192]" office:value-type="float" office:value="81.8062827225131" calcext:value-type="float">
            <text:p>81.8062827225131</text:p>
          </table:table-cell>
          <table:table-cell table:formula="of:=IF(MOD([.E192];[.F192])=0;([.E192]/[.F192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92" calcext:value-type="float">
            <text:p>192</text:p>
          </table:table-cell>
          <table:table-cell table:formula="of:=[.E193]/[.F193]" office:value-type="float" office:value="81.3802083333333" calcext:value-type="float">
            <text:p>81.3802083333333</text:p>
          </table:table-cell>
          <table:table-cell table:formula="of:=IF(MOD([.E193];[.F193])=0;([.E193]/[.F193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93" calcext:value-type="float">
            <text:p>193</text:p>
          </table:table-cell>
          <table:table-cell table:formula="of:=[.E194]/[.F194]" office:value-type="float" office:value="80.9585492227979" calcext:value-type="float">
            <text:p>80.9585492227979</text:p>
          </table:table-cell>
          <table:table-cell table:formula="of:=IF(MOD([.E194];[.F194])=0;([.E194]/[.F194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94" calcext:value-type="float">
            <text:p>194</text:p>
          </table:table-cell>
          <table:table-cell table:formula="of:=[.E195]/[.F195]" office:value-type="float" office:value="80.5412371134021" calcext:value-type="float">
            <text:p>80.5412371134021</text:p>
          </table:table-cell>
          <table:table-cell table:formula="of:=IF(MOD([.E195];[.F195])=0;([.E195]/[.F195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95" calcext:value-type="float">
            <text:p>195</text:p>
          </table:table-cell>
          <table:table-cell table:formula="of:=[.E196]/[.F196]" office:value-type="float" office:value="80.1282051282051" calcext:value-type="float">
            <text:p>80.1282051282051</text:p>
          </table:table-cell>
          <table:table-cell table:formula="of:=IF(MOD([.E196];[.F196])=0;([.E196]/[.F196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96" calcext:value-type="float">
            <text:p>196</text:p>
          </table:table-cell>
          <table:table-cell table:formula="of:=[.E197]/[.F197]" office:value-type="float" office:value="79.7193877551021" calcext:value-type="float">
            <text:p>79.7193877551021</text:p>
          </table:table-cell>
          <table:table-cell table:formula="of:=IF(MOD([.E197];[.F197])=0;([.E197]/[.F197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97" calcext:value-type="float">
            <text:p>197</text:p>
          </table:table-cell>
          <table:table-cell table:formula="of:=[.E198]/[.F198]" office:value-type="float" office:value="79.3147208121827" calcext:value-type="float">
            <text:p>79.3147208121827</text:p>
          </table:table-cell>
          <table:table-cell table:formula="of:=IF(MOD([.E198];[.F198])=0;([.E198]/[.F198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98" calcext:value-type="float">
            <text:p>198</text:p>
          </table:table-cell>
          <table:table-cell table:formula="of:=[.E199]/[.F199]" office:value-type="float" office:value="78.9141414141414" calcext:value-type="float">
            <text:p>78.9141414141414</text:p>
          </table:table-cell>
          <table:table-cell table:formula="of:=IF(MOD([.E199];[.F199])=0;([.E199]/[.F199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199" calcext:value-type="float">
            <text:p>199</text:p>
          </table:table-cell>
          <table:table-cell table:formula="of:=[.E200]/[.F200]" office:value-type="float" office:value="78.5175879396985" calcext:value-type="float">
            <text:p>78.5175879396985</text:p>
          </table:table-cell>
          <table:table-cell table:formula="of:=IF(MOD([.E200];[.F200])=0;([.E200]/[.F200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00" calcext:value-type="float">
            <text:p>200</text:p>
          </table:table-cell>
          <table:table-cell table:formula="of:=[.E201]/[.F201]" office:value-type="float" office:value="78.125" calcext:value-type="float">
            <text:p>78.125</text:p>
          </table:table-cell>
          <table:table-cell table:formula="of:=IF(MOD([.E201];[.F201])=0;([.E201]/[.F201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01" calcext:value-type="float">
            <text:p>201</text:p>
          </table:table-cell>
          <table:table-cell table:formula="of:=[.E202]/[.F202]" office:value-type="float" office:value="77.7363184079602" calcext:value-type="float">
            <text:p>77.7363184079602</text:p>
          </table:table-cell>
          <table:table-cell table:formula="of:=IF(MOD([.E202];[.F202])=0;([.E202]/[.F202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02" calcext:value-type="float">
            <text:p>202</text:p>
          </table:table-cell>
          <table:table-cell table:formula="of:=[.E203]/[.F203]" office:value-type="float" office:value="77.3514851485149" calcext:value-type="float">
            <text:p>77.3514851485149</text:p>
          </table:table-cell>
          <table:table-cell table:formula="of:=IF(MOD([.E203];[.F203])=0;([.E203]/[.F203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03" calcext:value-type="float">
            <text:p>203</text:p>
          </table:table-cell>
          <table:table-cell table:formula="of:=[.E204]/[.F204]" office:value-type="float" office:value="76.9704433497537" calcext:value-type="float">
            <text:p>76.9704433497537</text:p>
          </table:table-cell>
          <table:table-cell table:formula="of:=IF(MOD([.E204];[.F204])=0;([.E204]/[.F204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04" calcext:value-type="float">
            <text:p>204</text:p>
          </table:table-cell>
          <table:table-cell table:formula="of:=[.E205]/[.F205]" office:value-type="float" office:value="76.593137254902" calcext:value-type="float">
            <text:p>76.593137254902</text:p>
          </table:table-cell>
          <table:table-cell table:formula="of:=IF(MOD([.E205];[.F205])=0;([.E205]/[.F205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05" calcext:value-type="float">
            <text:p>205</text:p>
          </table:table-cell>
          <table:table-cell table:formula="of:=[.E206]/[.F206]" office:value-type="float" office:value="76.219512195122" calcext:value-type="float">
            <text:p>76.219512195122</text:p>
          </table:table-cell>
          <table:table-cell table:formula="of:=IF(MOD([.E206];[.F206])=0;([.E206]/[.F206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06" calcext:value-type="float">
            <text:p>206</text:p>
          </table:table-cell>
          <table:table-cell table:formula="of:=[.E207]/[.F207]" office:value-type="float" office:value="75.8495145631068" calcext:value-type="float">
            <text:p>75.8495145631068</text:p>
          </table:table-cell>
          <table:table-cell table:formula="of:=IF(MOD([.E207];[.F207])=0;([.E207]/[.F207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07" calcext:value-type="float">
            <text:p>207</text:p>
          </table:table-cell>
          <table:table-cell table:formula="of:=[.E208]/[.F208]" office:value-type="float" office:value="75.4830917874396" calcext:value-type="float">
            <text:p>75.4830917874396</text:p>
          </table:table-cell>
          <table:table-cell table:formula="of:=IF(MOD([.E208];[.F208])=0;([.E208]/[.F208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08" calcext:value-type="float">
            <text:p>208</text:p>
          </table:table-cell>
          <table:table-cell table:formula="of:=[.E209]/[.F209]" office:value-type="float" office:value="75.1201923076923" calcext:value-type="float">
            <text:p>75.1201923076923</text:p>
          </table:table-cell>
          <table:table-cell table:formula="of:=IF(MOD([.E209];[.F209])=0;([.E209]/[.F209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09" calcext:value-type="float">
            <text:p>209</text:p>
          </table:table-cell>
          <table:table-cell table:formula="of:=[.E210]/[.F210]" office:value-type="float" office:value="74.7607655502392" calcext:value-type="float">
            <text:p>74.7607655502392</text:p>
          </table:table-cell>
          <table:table-cell table:formula="of:=IF(MOD([.E210];[.F210])=0;([.E210]/[.F210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10" calcext:value-type="float">
            <text:p>210</text:p>
          </table:table-cell>
          <table:table-cell table:formula="of:=[.E211]/[.F211]" office:value-type="float" office:value="74.4047619047619" calcext:value-type="float">
            <text:p>74.4047619047619</text:p>
          </table:table-cell>
          <table:table-cell table:formula="of:=IF(MOD([.E211];[.F211])=0;([.E211]/[.F211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11" calcext:value-type="float">
            <text:p>211</text:p>
          </table:table-cell>
          <table:table-cell table:formula="of:=[.E212]/[.F212]" office:value-type="float" office:value="74.0521327014218" calcext:value-type="float">
            <text:p>74.0521327014218</text:p>
          </table:table-cell>
          <table:table-cell table:formula="of:=IF(MOD([.E212];[.F212])=0;([.E212]/[.F212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12" calcext:value-type="float">
            <text:p>212</text:p>
          </table:table-cell>
          <table:table-cell table:formula="of:=[.E213]/[.F213]" office:value-type="float" office:value="73.7028301886793" calcext:value-type="float">
            <text:p>73.7028301886793</text:p>
          </table:table-cell>
          <table:table-cell table:formula="of:=IF(MOD([.E213];[.F213])=0;([.E213]/[.F213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13" calcext:value-type="float">
            <text:p>213</text:p>
          </table:table-cell>
          <table:table-cell table:formula="of:=[.E214]/[.F214]" office:value-type="float" office:value="73.3568075117371" calcext:value-type="float">
            <text:p>73.3568075117371</text:p>
          </table:table-cell>
          <table:table-cell table:formula="of:=IF(MOD([.E214];[.F214])=0;([.E214]/[.F214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14" calcext:value-type="float">
            <text:p>214</text:p>
          </table:table-cell>
          <table:table-cell table:formula="of:=[.E215]/[.F215]" office:value-type="float" office:value="73.0140186915888" calcext:value-type="float">
            <text:p>73.0140186915888</text:p>
          </table:table-cell>
          <table:table-cell table:formula="of:=IF(MOD([.E215];[.F215])=0;([.E215]/[.F215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15" calcext:value-type="float">
            <text:p>215</text:p>
          </table:table-cell>
          <table:table-cell table:formula="of:=[.E216]/[.F216]" office:value-type="float" office:value="72.6744186046512" calcext:value-type="float">
            <text:p>72.6744186046512</text:p>
          </table:table-cell>
          <table:table-cell table:formula="of:=IF(MOD([.E216];[.F216])=0;([.E216]/[.F216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16" calcext:value-type="float">
            <text:p>216</text:p>
          </table:table-cell>
          <table:table-cell table:formula="of:=[.E217]/[.F217]" office:value-type="float" office:value="72.337962962963" calcext:value-type="float">
            <text:p>72.337962962963</text:p>
          </table:table-cell>
          <table:table-cell table:formula="of:=IF(MOD([.E217];[.F217])=0;([.E217]/[.F217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17" calcext:value-type="float">
            <text:p>217</text:p>
          </table:table-cell>
          <table:table-cell table:formula="of:=[.E218]/[.F218]" office:value-type="float" office:value="72.0046082949309" calcext:value-type="float">
            <text:p>72.0046082949309</text:p>
          </table:table-cell>
          <table:table-cell table:formula="of:=IF(MOD([.E218];[.F218])=0;([.E218]/[.F218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18" calcext:value-type="float">
            <text:p>218</text:p>
          </table:table-cell>
          <table:table-cell table:formula="of:=[.E219]/[.F219]" office:value-type="float" office:value="71.6743119266055" calcext:value-type="float">
            <text:p>71.6743119266055</text:p>
          </table:table-cell>
          <table:table-cell table:formula="of:=IF(MOD([.E219];[.F219])=0;([.E219]/[.F219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19" calcext:value-type="float">
            <text:p>219</text:p>
          </table:table-cell>
          <table:table-cell table:formula="of:=[.E220]/[.F220]" office:value-type="float" office:value="71.3470319634703" calcext:value-type="float">
            <text:p>71.3470319634703</text:p>
          </table:table-cell>
          <table:table-cell table:formula="of:=IF(MOD([.E220];[.F220])=0;([.E220]/[.F220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20" calcext:value-type="float">
            <text:p>220</text:p>
          </table:table-cell>
          <table:table-cell table:formula="of:=[.E221]/[.F221]" office:value-type="float" office:value="71.0227272727273" calcext:value-type="float">
            <text:p>71.0227272727273</text:p>
          </table:table-cell>
          <table:table-cell table:formula="of:=IF(MOD([.E221];[.F221])=0;([.E221]/[.F221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21" calcext:value-type="float">
            <text:p>221</text:p>
          </table:table-cell>
          <table:table-cell table:formula="of:=[.E222]/[.F222]" office:value-type="float" office:value="70.7013574660633" calcext:value-type="float">
            <text:p>70.7013574660633</text:p>
          </table:table-cell>
          <table:table-cell table:formula="of:=IF(MOD([.E222];[.F222])=0;([.E222]/[.F222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22" calcext:value-type="float">
            <text:p>222</text:p>
          </table:table-cell>
          <table:table-cell table:formula="of:=[.E223]/[.F223]" office:value-type="float" office:value="70.3828828828829" calcext:value-type="float">
            <text:p>70.3828828828829</text:p>
          </table:table-cell>
          <table:table-cell table:formula="of:=IF(MOD([.E223];[.F223])=0;([.E223]/[.F223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23" calcext:value-type="float">
            <text:p>223</text:p>
          </table:table-cell>
          <table:table-cell table:formula="of:=[.E224]/[.F224]" office:value-type="float" office:value="70.067264573991" calcext:value-type="float">
            <text:p>70.067264573991</text:p>
          </table:table-cell>
          <table:table-cell table:formula="of:=IF(MOD([.E224];[.F224])=0;([.E224]/[.F224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24" calcext:value-type="float">
            <text:p>224</text:p>
          </table:table-cell>
          <table:table-cell table:formula="of:=[.E225]/[.F225]" office:value-type="float" office:value="69.7544642857143" calcext:value-type="float">
            <text:p>69.7544642857143</text:p>
          </table:table-cell>
          <table:table-cell table:formula="of:=IF(MOD([.E225];[.F225])=0;([.E225]/[.F225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25" calcext:value-type="float">
            <text:p>225</text:p>
          </table:table-cell>
          <table:table-cell table:formula="of:=[.E226]/[.F226]" office:value-type="float" office:value="69.4444444444444" calcext:value-type="float">
            <text:p>69.4444444444444</text:p>
          </table:table-cell>
          <table:table-cell table:formula="of:=IF(MOD([.E226];[.F226])=0;([.E226]/[.F226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26" calcext:value-type="float">
            <text:p>226</text:p>
          </table:table-cell>
          <table:table-cell table:formula="of:=[.E227]/[.F227]" office:value-type="float" office:value="69.1371681415929" calcext:value-type="float">
            <text:p>69.1371681415929</text:p>
          </table:table-cell>
          <table:table-cell table:formula="of:=IF(MOD([.E227];[.F227])=0;([.E227]/[.F227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27" calcext:value-type="float">
            <text:p>227</text:p>
          </table:table-cell>
          <table:table-cell table:formula="of:=[.E228]/[.F228]" office:value-type="float" office:value="68.8325991189427" calcext:value-type="float">
            <text:p>68.8325991189427</text:p>
          </table:table-cell>
          <table:table-cell table:formula="of:=IF(MOD([.E228];[.F228])=0;([.E228]/[.F228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28" calcext:value-type="float">
            <text:p>228</text:p>
          </table:table-cell>
          <table:table-cell table:formula="of:=[.E229]/[.F229]" office:value-type="float" office:value="68.530701754386" calcext:value-type="float">
            <text:p>68.530701754386</text:p>
          </table:table-cell>
          <table:table-cell table:formula="of:=IF(MOD([.E229];[.F229])=0;([.E229]/[.F229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29" calcext:value-type="float">
            <text:p>229</text:p>
          </table:table-cell>
          <table:table-cell table:formula="of:=[.E230]/[.F230]" office:value-type="float" office:value="68.2314410480349" calcext:value-type="float">
            <text:p>68.2314410480349</text:p>
          </table:table-cell>
          <table:table-cell table:formula="of:=IF(MOD([.E230];[.F230])=0;([.E230]/[.F230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30" calcext:value-type="float">
            <text:p>230</text:p>
          </table:table-cell>
          <table:table-cell table:formula="of:=[.E231]/[.F231]" office:value-type="float" office:value="67.9347826086957" calcext:value-type="float">
            <text:p>67.9347826086957</text:p>
          </table:table-cell>
          <table:table-cell table:formula="of:=IF(MOD([.E231];[.F231])=0;([.E231]/[.F231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31" calcext:value-type="float">
            <text:p>231</text:p>
          </table:table-cell>
          <table:table-cell table:formula="of:=[.E232]/[.F232]" office:value-type="float" office:value="67.6406926406926" calcext:value-type="float">
            <text:p>67.6406926406926</text:p>
          </table:table-cell>
          <table:table-cell table:formula="of:=IF(MOD([.E232];[.F232])=0;([.E232]/[.F232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32" calcext:value-type="float">
            <text:p>232</text:p>
          </table:table-cell>
          <table:table-cell table:formula="of:=[.E233]/[.F233]" office:value-type="float" office:value="67.3491379310345" calcext:value-type="float">
            <text:p>67.3491379310345</text:p>
          </table:table-cell>
          <table:table-cell table:formula="of:=IF(MOD([.E233];[.F233])=0;([.E233]/[.F233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33" calcext:value-type="float">
            <text:p>233</text:p>
          </table:table-cell>
          <table:table-cell table:formula="of:=[.E234]/[.F234]" office:value-type="float" office:value="67.0600858369099" calcext:value-type="float">
            <text:p>67.0600858369099</text:p>
          </table:table-cell>
          <table:table-cell table:formula="of:=IF(MOD([.E234];[.F234])=0;([.E234]/[.F234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34" calcext:value-type="float">
            <text:p>234</text:p>
          </table:table-cell>
          <table:table-cell table:formula="of:=[.E235]/[.F235]" office:value-type="float" office:value="66.7735042735043" calcext:value-type="float">
            <text:p>66.7735042735043</text:p>
          </table:table-cell>
          <table:table-cell table:formula="of:=IF(MOD([.E235];[.F235])=0;([.E235]/[.F235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35" calcext:value-type="float">
            <text:p>235</text:p>
          </table:table-cell>
          <table:table-cell table:formula="of:=[.E236]/[.F236]" office:value-type="float" office:value="66.4893617021277" calcext:value-type="float">
            <text:p>66.4893617021277</text:p>
          </table:table-cell>
          <table:table-cell table:formula="of:=IF(MOD([.E236];[.F236])=0;([.E236]/[.F236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36" calcext:value-type="float">
            <text:p>236</text:p>
          </table:table-cell>
          <table:table-cell table:formula="of:=[.E237]/[.F237]" office:value-type="float" office:value="66.2076271186441" calcext:value-type="float">
            <text:p>66.2076271186441</text:p>
          </table:table-cell>
          <table:table-cell table:formula="of:=IF(MOD([.E237];[.F237])=0;([.E237]/[.F237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37" calcext:value-type="float">
            <text:p>237</text:p>
          </table:table-cell>
          <table:table-cell table:formula="of:=[.E238]/[.F238]" office:value-type="float" office:value="65.9282700421941" calcext:value-type="float">
            <text:p>65.9282700421941</text:p>
          </table:table-cell>
          <table:table-cell table:formula="of:=IF(MOD([.E238];[.F238])=0;([.E238]/[.F238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38" calcext:value-type="float">
            <text:p>238</text:p>
          </table:table-cell>
          <table:table-cell table:formula="of:=[.E239]/[.F239]" office:value-type="float" office:value="65.6512605042017" calcext:value-type="float">
            <text:p>65.6512605042017</text:p>
          </table:table-cell>
          <table:table-cell table:formula="of:=IF(MOD([.E239];[.F239])=0;([.E239]/[.F239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39" calcext:value-type="float">
            <text:p>239</text:p>
          </table:table-cell>
          <table:table-cell table:formula="of:=[.E240]/[.F240]" office:value-type="float" office:value="65.3765690376569" calcext:value-type="float">
            <text:p>65.3765690376569</text:p>
          </table:table-cell>
          <table:table-cell table:formula="of:=IF(MOD([.E240];[.F240])=0;([.E240]/[.F240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40" calcext:value-type="float">
            <text:p>240</text:p>
          </table:table-cell>
          <table:table-cell table:formula="of:=[.E241]/[.F241]" office:value-type="float" office:value="65.1041666666667" calcext:value-type="float">
            <text:p>65.1041666666667</text:p>
          </table:table-cell>
          <table:table-cell table:formula="of:=IF(MOD([.E241];[.F241])=0;([.E241]/[.F241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41" calcext:value-type="float">
            <text:p>241</text:p>
          </table:table-cell>
          <table:table-cell table:formula="of:=[.E242]/[.F242]" office:value-type="float" office:value="64.8340248962656" calcext:value-type="float">
            <text:p>64.8340248962656</text:p>
          </table:table-cell>
          <table:table-cell table:formula="of:=IF(MOD([.E242];[.F242])=0;([.E242]/[.F242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42" calcext:value-type="float">
            <text:p>242</text:p>
          </table:table-cell>
          <table:table-cell table:formula="of:=[.E243]/[.F243]" office:value-type="float" office:value="64.5661157024793" calcext:value-type="float">
            <text:p>64.5661157024793</text:p>
          </table:table-cell>
          <table:table-cell table:formula="of:=IF(MOD([.E243];[.F243])=0;([.E243]/[.F243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43" calcext:value-type="float">
            <text:p>243</text:p>
          </table:table-cell>
          <table:table-cell table:formula="of:=[.E244]/[.F244]" office:value-type="float" office:value="64.3004115226338" calcext:value-type="float">
            <text:p>64.3004115226338</text:p>
          </table:table-cell>
          <table:table-cell table:formula="of:=IF(MOD([.E244];[.F244])=0;([.E244]/[.F244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44" calcext:value-type="float">
            <text:p>244</text:p>
          </table:table-cell>
          <table:table-cell table:formula="of:=[.E245]/[.F245]" office:value-type="float" office:value="64.0368852459016" calcext:value-type="float">
            <text:p>64.0368852459016</text:p>
          </table:table-cell>
          <table:table-cell table:formula="of:=IF(MOD([.E245];[.F245])=0;([.E245]/[.F245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45" calcext:value-type="float">
            <text:p>245</text:p>
          </table:table-cell>
          <table:table-cell table:formula="of:=[.E246]/[.F246]" office:value-type="float" office:value="63.7755102040816" calcext:value-type="float">
            <text:p>63.7755102040816</text:p>
          </table:table-cell>
          <table:table-cell table:formula="of:=IF(MOD([.E246];[.F246])=0;([.E246]/[.F246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46" calcext:value-type="float">
            <text:p>246</text:p>
          </table:table-cell>
          <table:table-cell table:formula="of:=[.E247]/[.F247]" office:value-type="float" office:value="63.5162601626016" calcext:value-type="float">
            <text:p>63.5162601626016</text:p>
          </table:table-cell>
          <table:table-cell table:formula="of:=IF(MOD([.E247];[.F247])=0;([.E247]/[.F247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47" calcext:value-type="float">
            <text:p>247</text:p>
          </table:table-cell>
          <table:table-cell table:formula="of:=[.E248]/[.F248]" office:value-type="float" office:value="63.2591093117409" calcext:value-type="float">
            <text:p>63.2591093117409</text:p>
          </table:table-cell>
          <table:table-cell table:formula="of:=IF(MOD([.E248];[.F248])=0;([.E248]/[.F248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48" calcext:value-type="float">
            <text:p>248</text:p>
          </table:table-cell>
          <table:table-cell table:formula="of:=[.E249]/[.F249]" office:value-type="float" office:value="63.0040322580645" calcext:value-type="float">
            <text:p>63.0040322580645</text:p>
          </table:table-cell>
          <table:table-cell table:formula="of:=IF(MOD([.E249];[.F249])=0;([.E249]/[.F249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49" calcext:value-type="float">
            <text:p>249</text:p>
          </table:table-cell>
          <table:table-cell table:formula="of:=[.E250]/[.F250]" office:value-type="float" office:value="62.7510040160643" calcext:value-type="float">
            <text:p>62.7510040160643</text:p>
          </table:table-cell>
          <table:table-cell table:formula="of:=IF(MOD([.E250];[.F250])=0;([.E250]/[.F250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50" calcext:value-type="float">
            <text:p>250</text:p>
          </table:table-cell>
          <table:table-cell table:formula="of:=[.E251]/[.F251]" office:value-type="float" office:value="62.5" calcext:value-type="float">
            <text:p>62.5</text:p>
          </table:table-cell>
          <table:table-cell table:formula="of:=IF(MOD([.E251];[.F251])=0;([.E251]/[.F251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51" calcext:value-type="float">
            <text:p>251</text:p>
          </table:table-cell>
          <table:table-cell table:formula="of:=[.E252]/[.F252]" office:value-type="float" office:value="62.2509960159363" calcext:value-type="float">
            <text:p>62.2509960159363</text:p>
          </table:table-cell>
          <table:table-cell table:formula="of:=IF(MOD([.E252];[.F252])=0;([.E252]/[.F252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52" calcext:value-type="float">
            <text:p>252</text:p>
          </table:table-cell>
          <table:table-cell table:formula="of:=[.E253]/[.F253]" office:value-type="float" office:value="62.0039682539683" calcext:value-type="float">
            <text:p>62.0039682539683</text:p>
          </table:table-cell>
          <table:table-cell table:formula="of:=IF(MOD([.E253];[.F253])=0;([.E253]/[.F253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53" calcext:value-type="float">
            <text:p>253</text:p>
          </table:table-cell>
          <table:table-cell table:formula="of:=[.E254]/[.F254]" office:value-type="float" office:value="61.7588932806324" calcext:value-type="float">
            <text:p>61.7588932806324</text:p>
          </table:table-cell>
          <table:table-cell table:formula="of:=IF(MOD([.E254];[.F254])=0;([.E254]/[.F254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54" calcext:value-type="float">
            <text:p>254</text:p>
          </table:table-cell>
          <table:table-cell table:formula="of:=[.E255]/[.F255]" office:value-type="float" office:value="61.5157480314961" calcext:value-type="float">
            <text:p>61.5157480314961</text:p>
          </table:table-cell>
          <table:table-cell table:formula="of:=IF(MOD([.E255];[.F255])=0;([.E255]/[.F255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55" calcext:value-type="float">
            <text:p>255</text:p>
          </table:table-cell>
          <table:table-cell table:formula="of:=[.E256]/[.F256]" office:value-type="float" office:value="61.2745098039216" calcext:value-type="float">
            <text:p>61.2745098039216</text:p>
          </table:table-cell>
          <table:table-cell table:formula="of:=IF(MOD([.E256];[.F256])=0;([.E256]/[.F256])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[.$E$2]" office:value-type="float" office:value="15625" calcext:value-type="float">
            <text:p>15625</text:p>
          </table:table-cell>
          <table:table-cell office:value-type="float" office:value="256" calcext:value-type="float">
            <text:p>256</text:p>
          </table:table-cell>
          <table:table-cell table:formula="of:=[.E257]/[.F257]" office:value-type="float" office:value="61.03515625" calcext:value-type="float">
            <text:p>61.03515625</text:p>
          </table:table-cell>
          <table:table-cell table:formula="of:=IF(MOD([.E257];[.F257])=0;([.E257]/[.F257]);0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2:28:46.951058312</meta:creation-date>
    <dc:date>2023-05-16T13:45:06.028124219</dc:date>
    <meta:editing-duration>PT1H6M4S</meta:editing-duration>
    <meta:editing-cycles>8</meta:editing-cycles>
    <meta:generator>LibreOffice/7.3.7.2$Linux_X86_64 LibreOffice_project/30$Build-2</meta:generator>
    <meta:document-statistic meta:table-count="1" meta:cell-count="1059" meta:object-count="0"/>
  </office:meta>
</office:document-meta>
</file>